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V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Fevereir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62421.18" table:style-name="ce14">
            <text:p>62.421<text:s/></text:p>
          </table:table-cell>
          <table:table-cell office:value-type="float" office:value="3532284.36" table:style-name="ce14">
            <text:p>3.532.284<text:s/></text:p>
          </table:table-cell>
          <table:table-cell office:value-type="float" office:value="49750623.450000003" table:style-name="ce14">
            <text:p>49.750.623<text:s/></text:p>
          </table:table-cell>
          <table:table-cell office:value-type="float" office:value="793.52" table:style-name="ce14">
            <text:p>794<text:s/></text:p>
          </table:table-cell>
          <table:table-cell office:value-type="float" office:value="60222935.549999997" table:style-name="ce14">
            <text:p>60.222.936<text:s/></text:p>
          </table:table-cell>
          <table:table-cell office:value-type="float" office:value="30296513.59" table:style-name="ce14">
            <text:p>30.296.514<text:s/></text:p>
          </table:table-cell>
          <table:table-cell office:value-type="float" office:value="2898125.71" table:style-name="ce14">
            <text:p>2.898.126<text:s/></text:p>
          </table:table-cell>
          <table:table-cell office:value-type="float" office:value="129695510.3" table:style-name="ce14">
            <text:p>129.695.510<text:s/></text:p>
          </table:table-cell>
          <table:table-cell office:value-type="float" office:value="35186186.299999997" table:style-name="ce14">
            <text:p>35.186.186<text:s/></text:p>
          </table:table-cell>
          <table:table-cell office:value-type="float" office:value="18434680.73" table:style-name="ce14">
            <text:p>18.434.681<text:s/></text:p>
          </table:table-cell>
          <table:table-cell office:value-type="float" office:value="72063874.989999995" table:style-name="ce14">
            <text:p>72.063.875<text:s/></text:p>
          </table:table-cell>
          <table:table-cell office:value-type="float" office:value="143318.63" table:style-name="ce14">
            <text:p>143.319<text:s/></text:p>
          </table:table-cell>
          <table:table-cell office:value-type="float" office:value="901911.46" table:style-name="ce14">
            <text:p>901.911<text:s/></text:p>
          </table:table-cell>
          <table:table-cell office:value-type="float" office:value="4189560.89" table:style-name="ce14">
            <text:p>4.189.561<text:s/></text:p>
          </table:table-cell>
          <table:table-cell office:value-type="float" office:value="5627402.9400000004" table:style-name="ce14">
            <text:p>5.627.403<text:s/></text:p>
          </table:table-cell>
          <table:table-cell office:value-type="float" office:value="71601882.25" table:style-name="ce14">
            <text:p>71.601.882<text:s/></text:p>
          </table:table-cell>
          <table:table-cell office:value-type="float" office:value="25317.43" table:style-name="ce14">
            <text:p>25.317<text:s/></text:p>
          </table:table-cell>
          <table:table-cell office:value-type="float" office:value="227398731.11000001" table:style-name="ce14">
            <text:p>227.398.731<text:s/></text:p>
          </table:table-cell>
          <table:table-cell office:value-type="float" office:value="212676340.59" table:style-name="ce14">
            <text:p>212.676.341<text:s/></text:p>
          </table:table-cell>
          <table:table-cell office:value-type="float" office:value="473155.64" table:style-name="ce14">
            <text:p>473.156<text:s/></text:p>
          </table:table-cell>
          <table:table-cell office:value-type="float" office:value="34573.83" table:style-name="ce14">
            <text:p>34.574<text:s/></text:p>
          </table:table-cell>
          <table:table-cell office:value-type="float" office:value="10072.629999999999" table:style-name="ce14">
            <text:p>10.073<text:s/></text:p>
          </table:table-cell>
          <table:table-cell office:value-type="float" office:value="101265692.44" table:style-name="ce14">
            <text:p>101.265.692<text:s/></text:p>
          </table:table-cell>
          <table:table-cell office:value-type="float" office:value="472686011.94" table:style-name="ce14">
            <text:p>472.686.012<text:s/></text:p>
          </table:table-cell>
          <table:table-cell office:value-type="float" office:value="756018.13" table:style-name="ce14">
            <text:p>756.018<text:s/></text:p>
          </table:table-cell>
          <table:table-cell office:value-type="float" office:value="1340230901.8399999" table:style-name="ce14">
            <text:p>1.340.230.902<text:s/></text:p>
          </table:table-cell>
          <table:table-cell office:value-type="float" office:value="31.03" table:style-name="ce14">
            <text:p>31<text:s/></text:p>
          </table:table-cell>
          <table:table-cell office:value-type="float" office:value="2840164872.4600005" table:style-name="ce15">
            <text:p>2.840.164.8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55000000000000004" table:style-name="ce17">
            <text:p>(1)</text:p>
          </table:table-cell>
          <table:table-cell office:value-type="float" office:value="1478.54" table:style-name="ce17">
            <text:p>1.479<text:s/></text:p>
          </table:table-cell>
          <table:table-cell office:value-type="float" office:value="-12.33" table:style-name="ce17">
            <text:p>(12)</text:p>
          </table:table-cell>
          <table:table-cell office:value-type="float" office:value="0" table:style-name="ce17">
            <text:p>-<text:s/></text:p>
          </table:table-cell>
          <table:table-cell office:value-type="float" office:value="-41.19" table:style-name="ce17">
            <text:p>(41)</text:p>
          </table:table-cell>
          <table:table-cell office:value-type="float" office:value="-18.09" table:style-name="ce17">
            <text:p>(18)</text:p>
          </table:table-cell>
          <table:table-cell office:value-type="float" office:value="-58.91" table:style-name="ce17">
            <text:p>(59)</text:p>
          </table:table-cell>
          <table:table-cell office:value-type="float" office:value="-42.62" table:style-name="ce17">
            <text:p>(43)</text:p>
          </table:table-cell>
          <table:table-cell office:value-type="float" office:value="-168.73" table:style-name="ce17">
            <text:p>(169)</text:p>
          </table:table-cell>
          <table:table-cell office:value-type="float" office:value="-3.48" table:style-name="ce17">
            <text:p>(3)</text:p>
          </table:table-cell>
          <table:table-cell office:value-type="float" office:value="5773.51" table:style-name="ce17">
            <text:p>5.774<text:s/></text:p>
          </table:table-cell>
          <table:table-cell office:value-type="float" office:value="-49.69" table:style-name="ce17">
            <text:p>(50)</text:p>
          </table:table-cell>
          <table:table-cell office:value-type="float" office:value="-2.46" table:style-name="ce17">
            <text:p>(2)</text:p>
          </table:table-cell>
          <table:table-cell office:value-type="float" office:value="12310.99" table:style-name="ce17">
            <text:p>12.311<text:s/></text:p>
          </table:table-cell>
          <table:table-cell office:value-type="float" office:value="-417.59" table:style-name="ce17">
            <text:p>(418)</text:p>
          </table:table-cell>
          <table:table-cell office:value-type="float" office:value="-216.06" table:style-name="ce17">
            <text:p>(216)</text:p>
          </table:table-cell>
          <table:table-cell office:value-type="float" office:value="-2.78" table:style-name="ce17">
            <text:p>(3)</text:p>
          </table:table-cell>
          <table:table-cell office:value-type="float" office:value="371071.21" table:style-name="ce17">
            <text:p>371.071<text:s/></text:p>
          </table:table-cell>
          <table:table-cell office:value-type="float" office:value="-889.77" table:style-name="ce17">
            <text:p>(890)</text:p>
          </table:table-cell>
          <table:table-cell office:value-type="float" office:value="-4.79" table:style-name="ce17">
            <text:p>(5)</text:p>
          </table:table-cell>
          <table:table-cell office:value-type="float" office:value="-45.43" table:style-name="ce17">
            <text:p>(45)</text:p>
          </table:table-cell>
          <table:table-cell office:value-type="float" office:value="-0.33" table:style-name="ce17">
            <text:p>(0)</text:p>
          </table:table-cell>
          <table:table-cell office:value-type="float" office:value="47387.98" table:style-name="ce17">
            <text:p>47.388<text:s/></text:p>
          </table:table-cell>
          <table:table-cell office:value-type="float" office:value="650174.63" table:style-name="ce17">
            <text:p>650.175<text:s/></text:p>
          </table:table-cell>
          <table:table-cell office:value-type="float" office:value="10338.76" table:style-name="ce17">
            <text:p>10.339<text:s/></text:p>
          </table:table-cell>
          <table:table-cell office:value-type="float" office:value="615385.39" table:style-name="ce17">
            <text:p>615.385<text:s/></text:p>
          </table:table-cell>
          <table:table-cell office:value-type="float" office:value="-5.01" table:style-name="ce17">
            <text:p>(5)</text:p>
          </table:table-cell>
          <table:table-cell office:value-type="float" office:value="1711941.2" table:style-name="ce18">
            <text:p>1.711.9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650696.92000000004" table:style-name="ce17">
            <text:p>650.697<text:s/></text:p>
          </table:table-cell>
          <table:table-cell office:value-type="float" office:value="7780311.0300000003" table:style-name="ce17">
            <text:p>7.780.311<text:s/></text:p>
          </table:table-cell>
          <table:table-cell office:value-type="float" office:value="15152619.49" table:style-name="ce17">
            <text:p>15.152.619<text:s/></text:p>
          </table:table-cell>
          <table:table-cell office:value-type="float" office:value="84113.16" table:style-name="ce17">
            <text:p>84.113<text:s/></text:p>
          </table:table-cell>
          <table:table-cell office:value-type="float" office:value="133525139.81999999" table:style-name="ce17">
            <text:p>133.525.140<text:s/></text:p>
          </table:table-cell>
          <table:table-cell office:value-type="float" office:value="36008374.359999999" table:style-name="ce17">
            <text:p>36.008.374<text:s/></text:p>
          </table:table-cell>
          <table:table-cell office:value-type="float" office:value="6175709.0200000005" table:style-name="ce17">
            <text:p>6.175.709<text:s/></text:p>
          </table:table-cell>
          <table:table-cell office:value-type="float" office:value="123819338.31" table:style-name="ce17">
            <text:p>123.819.338<text:s/></text:p>
          </table:table-cell>
          <table:table-cell office:value-type="float" office:value="33690842.229999997" table:style-name="ce17">
            <text:p>33.690.842<text:s/></text:p>
          </table:table-cell>
          <table:table-cell office:value-type="float" office:value="5269317.5" table:style-name="ce17">
            <text:p>5.269.318<text:s/></text:p>
          </table:table-cell>
          <table:table-cell office:value-type="float" office:value="530657667.22000003" table:style-name="ce17">
            <text:p>530.657.667<text:s/></text:p>
          </table:table-cell>
          <table:table-cell office:value-type="float" office:value="8027872.0499999998" table:style-name="ce17">
            <text:p>8.027.872<text:s/></text:p>
          </table:table-cell>
          <table:table-cell office:value-type="float" office:value="11996924.24" table:style-name="ce17">
            <text:p>11.996.924<text:s/></text:p>
          </table:table-cell>
          <table:table-cell office:value-type="float" office:value="10423855.539999999" table:style-name="ce17">
            <text:p>10.423.856<text:s/></text:p>
          </table:table-cell>
          <table:table-cell office:value-type="float" office:value="6150863.0300000003" table:style-name="ce17">
            <text:p>6.150.863<text:s/></text:p>
          </table:table-cell>
          <table:table-cell office:value-type="float" office:value="107129328.22" table:style-name="ce17">
            <text:p>107.129.328<text:s/></text:p>
          </table:table-cell>
          <table:table-cell office:value-type="float" office:value="4131082.97" table:style-name="ce17">
            <text:p>4.131.083<text:s/></text:p>
          </table:table-cell>
          <table:table-cell office:value-type="float" office:value="235080397.25999999" table:style-name="ce17">
            <text:p>235.080.397<text:s/></text:p>
          </table:table-cell>
          <table:table-cell office:value-type="float" office:value="291474556.01999998" table:style-name="ce17">
            <text:p>291.474.556<text:s/></text:p>
          </table:table-cell>
          <table:table-cell office:value-type="float" office:value="4657625.1900000004" table:style-name="ce17">
            <text:p>4.657.625<text:s/></text:p>
          </table:table-cell>
          <table:table-cell office:value-type="float" office:value="3822089.16" table:style-name="ce17">
            <text:p>3.822.089<text:s/></text:p>
          </table:table-cell>
          <table:table-cell office:value-type="float" office:value="33642.160000000003" table:style-name="ce17">
            <text:p>33.642<text:s/></text:p>
          </table:table-cell>
          <table:table-cell office:value-type="float" office:value="394042452.70999998" table:style-name="ce17">
            <text:p>394.042.453<text:s/></text:p>
          </table:table-cell>
          <table:table-cell office:value-type="float" office:value="283351726.58999997" table:style-name="ce17">
            <text:p>283.351.727<text:s/></text:p>
          </table:table-cell>
          <table:table-cell office:value-type="float" office:value="8929886.0800000001" table:style-name="ce17">
            <text:p>8.929.886<text:s/></text:p>
          </table:table-cell>
          <table:table-cell office:value-type="float" office:value="1700677334.02" table:style-name="ce17">
            <text:p>1.700.677.334<text:s/></text:p>
          </table:table-cell>
          <table:table-cell office:value-type="float" office:value="812902.74" table:style-name="ce17">
            <text:p>812.903<text:s/></text:p>
          </table:table-cell>
          <table:table-cell office:value-type="float" office:value="3963556667.04" table:style-name="ce18">
            <text:p>3.963.556.6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01425.87" table:style-name="ce17">
            <text:p>3.901.4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372.71" table:style-name="ce17">
            <text:p>39.3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9337559.25" table:style-name="ce17">
            <text:p>349.337.5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1166.8" table:style-name="ce17">
            <text:p>201.167<text:s/></text:p>
          </table:table-cell>
          <table:table-cell office:value-type="float" office:value="6188.35" table:style-name="ce17">
            <text:p>6.1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4046826.8" table:style-name="ce17">
            <text:p>104.046.827<text:s/></text:p>
          </table:table-cell>
          <table:table-cell office:value-type="float" office:value="928.8" table:style-name="ce17">
            <text:p>929<text:s/></text:p>
          </table:table-cell>
          <table:table-cell office:value-type="float" office:value="1040951.24" table:style-name="ce17">
            <text:p>1.040.951<text:s/></text:p>
          </table:table-cell>
          <table:table-cell office:value-type="float" office:value="196921.32" table:style-name="ce17">
            <text:p>196.9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8771341.14000005" table:style-name="ce18">
            <text:p>458.771.3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75767.51" table:style-name="ce17">
            <text:p>175.768<text:s/></text:p>
          </table:table-cell>
          <table:table-cell office:value-type="float" office:value="1026468.89" table:style-name="ce17">
            <text:p>1.026.469<text:s/></text:p>
          </table:table-cell>
          <table:table-cell office:value-type="float" office:value="3319416.85" table:style-name="ce17">
            <text:p>3.319.4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650283.949999999" table:style-name="ce17">
            <text:p>20.650.284<text:s/></text:p>
          </table:table-cell>
          <table:table-cell office:value-type="float" office:value="11495009.220000001" table:style-name="ce17">
            <text:p>11.495.009<text:s/></text:p>
          </table:table-cell>
          <table:table-cell office:value-type="float" office:value="1616414.29" table:style-name="ce17">
            <text:p>1.616.414<text:s/></text:p>
          </table:table-cell>
          <table:table-cell office:value-type="float" office:value="789331.14" table:style-name="ce17">
            <text:p>789.331<text:s/></text:p>
          </table:table-cell>
          <table:table-cell office:value-type="float" office:value="7456979.8200000003" table:style-name="ce17">
            <text:p>7.456.980<text:s/></text:p>
          </table:table-cell>
          <table:table-cell office:value-type="float" office:value="4194480.05" table:style-name="ce17">
            <text:p>4.194.480<text:s/></text:p>
          </table:table-cell>
          <table:table-cell office:value-type="float" office:value="18232506.859999999" table:style-name="ce17">
            <text:p>18.232.507<text:s/></text:p>
          </table:table-cell>
          <table:table-cell office:value-type="float" office:value="749855.72" table:style-name="ce17">
            <text:p>749.856<text:s/></text:p>
          </table:table-cell>
          <table:table-cell office:value-type="float" office:value="6911605.8700000001" table:style-name="ce17">
            <text:p>6.911.606<text:s/></text:p>
          </table:table-cell>
          <table:table-cell office:value-type="float" office:value="2078980.34" table:style-name="ce17">
            <text:p>2.078.980<text:s/></text:p>
          </table:table-cell>
          <table:table-cell office:value-type="float" office:value="2506234.7000000002" table:style-name="ce17">
            <text:p>2.506.235<text:s/></text:p>
          </table:table-cell>
          <table:table-cell office:value-type="float" office:value="21675962.469999999" table:style-name="ce17">
            <text:p>21.675.962<text:s/></text:p>
          </table:table-cell>
          <table:table-cell office:value-type="float" office:value="1417678.9" table:style-name="ce17">
            <text:p>1.417.679<text:s/></text:p>
          </table:table-cell>
          <table:table-cell office:value-type="float" office:value="5382478.9699999997" table:style-name="ce17">
            <text:p>5.382.479<text:s/></text:p>
          </table:table-cell>
          <table:table-cell office:value-type="float" office:value="33521996.890000001" table:style-name="ce17">
            <text:p>33.521.997<text:s/></text:p>
          </table:table-cell>
          <table:table-cell office:value-type="float" office:value="744497.19" table:style-name="ce17">
            <text:p>744.497<text:s/></text:p>
          </table:table-cell>
          <table:table-cell office:value-type="float" office:value="148129.35" table:style-name="ce17">
            <text:p>148.129<text:s/></text:p>
          </table:table-cell>
          <table:table-cell office:value-type="float" office:value="4208.09" table:style-name="ce17">
            <text:p>4.208<text:s/></text:p>
          </table:table-cell>
          <table:table-cell office:value-type="float" office:value="11825696.359999999" table:style-name="ce17">
            <text:p>11.825.696<text:s/></text:p>
          </table:table-cell>
          <table:table-cell office:value-type="float" office:value="6750256.1500000004" table:style-name="ce17">
            <text:p>6.750.256<text:s/></text:p>
          </table:table-cell>
          <table:table-cell office:value-type="float" office:value="1260952.1399999999" table:style-name="ce17">
            <text:p>1.260.952<text:s/></text:p>
          </table:table-cell>
          <table:table-cell office:value-type="float" office:value="60810222.200000003" table:style-name="ce17">
            <text:p>60.810.222<text:s/></text:p>
          </table:table-cell>
          <table:table-cell office:value-type="float" office:value="25939.38" table:style-name="ce17">
            <text:p>25.939<text:s/></text:p>
          </table:table-cell>
          <table:table-cell office:value-type="float" office:value="224771353.30000001" table:style-name="ce18">
            <text:p>224.771.3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3572.5" table:style-name="ce17">
            <text:p>3.5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475.7999999999993" table:style-name="ce17">
            <text:p>8.476<text:s/></text:p>
          </table:table-cell>
          <table:table-cell office:value-type="float" office:value="2088.12" table:style-name="ce17">
            <text:p>2.088<text:s/></text:p>
          </table:table-cell>
          <table:table-cell office:value-type="float" office:value="4155.42" table:style-name="ce17">
            <text:p>4.15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97928.24" table:style-name="ce17">
            <text:p>10.597.928<text:s/></text:p>
          </table:table-cell>
          <table:table-cell office:value-type="float" office:value="2203158.89" table:style-name="ce17">
            <text:p>2.203.1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379.42" table:style-name="ce17">
            <text:p>30.3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351.2" table:style-name="ce17">
            <text:p>6.351<text:s/></text:p>
          </table:table-cell>
          <table:table-cell office:value-type="float" office:value="16327.24" table:style-name="ce17">
            <text:p>16.327<text:s/></text:p>
          </table:table-cell>
          <table:table-cell office:value-type="float" office:value="6580582.5" table:style-name="ce17">
            <text:p>6.580.583<text:s/></text:p>
          </table:table-cell>
          <table:table-cell office:value-type="float" office:value="26113.279999999999" table:style-name="ce17">
            <text:p>26.113<text:s/></text:p>
          </table:table-cell>
          <table:table-cell office:value-type="float" office:value="14762282.960000001" table:style-name="ce17">
            <text:p>14.762.283<text:s/></text:p>
          </table:table-cell>
          <table:table-cell office:value-type="float" office:value="46139380.130000003" table:style-name="ce17">
            <text:p>46.139.3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94.219999999999" table:style-name="ce17">
            <text:p>10.09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931600.369999999" table:style-name="ce17">
            <text:p>11.931.600<text:s/></text:p>
          </table:table-cell>
          <table:table-cell office:value-type="float" office:value="1149771.6399999999" table:style-name="ce17">
            <text:p>1.149.77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0675822.5" table:style-name="ce17">
            <text:p>200.675.8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4148084.43000001" table:style-name="ce18">
            <text:p>294.148.0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453567.7" table:style-name="ce17">
            <text:p>453.568<text:s/></text:p>
          </table:table-cell>
          <table:table-cell office:value-type="float" office:value="798.2" table:style-name="ce17">
            <text:p>798<text:s/></text:p>
          </table:table-cell>
          <table:table-cell office:value-type="float" office:value="5930790.9900000002" table:style-name="ce17">
            <text:p>5.930.7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681914.920000002" table:style-name="ce17">
            <text:p>33.681.915<text:s/></text:p>
          </table:table-cell>
          <table:table-cell office:value-type="float" office:value="12059093.35" table:style-name="ce17">
            <text:p>12.059.093<text:s/></text:p>
          </table:table-cell>
          <table:table-cell office:value-type="float" office:value="669307.12" table:style-name="ce17">
            <text:p>669.307<text:s/></text:p>
          </table:table-cell>
          <table:table-cell office:value-type="float" office:value="79230604.329999998" table:style-name="ce17">
            <text:p>79.230.604<text:s/></text:p>
          </table:table-cell>
          <table:table-cell office:value-type="float" office:value="4294214.1100000003" table:style-name="ce17">
            <text:p>4.294.214<text:s/></text:p>
          </table:table-cell>
          <table:table-cell office:value-type="float" office:value="331318.44" table:style-name="ce17">
            <text:p>331.318<text:s/></text:p>
          </table:table-cell>
          <table:table-cell office:value-type="float" office:value="39632398.579999998" table:style-name="ce17">
            <text:p>39.632.399<text:s/></text:p>
          </table:table-cell>
          <table:table-cell office:value-type="float" office:value="84995.3" table:style-name="ce17">
            <text:p>84.995<text:s/></text:p>
          </table:table-cell>
          <table:table-cell office:value-type="float" office:value="461194.46" table:style-name="ce17">
            <text:p>461.194<text:s/></text:p>
          </table:table-cell>
          <table:table-cell office:value-type="float" office:value="2254551.17" table:style-name="ce17">
            <text:p>2.254.551<text:s/></text:p>
          </table:table-cell>
          <table:table-cell office:value-type="float" office:value="387720.03" table:style-name="ce17">
            <text:p>387.720<text:s/></text:p>
          </table:table-cell>
          <table:table-cell office:value-type="float" office:value="32556911.66" table:style-name="ce17">
            <text:p>32.556.912<text:s/></text:p>
          </table:table-cell>
          <table:table-cell office:value-type="float" office:value="4331.7700000000004" table:style-name="ce17">
            <text:p>4.332<text:s/></text:p>
          </table:table-cell>
          <table:table-cell office:value-type="float" office:value="93831724.939999998" table:style-name="ce17">
            <text:p>93.831.725<text:s/></text:p>
          </table:table-cell>
          <table:table-cell office:value-type="float" office:value="88985649.730000004" table:style-name="ce17">
            <text:p>88.985.650<text:s/></text:p>
          </table:table-cell>
          <table:table-cell office:value-type="float" office:value="158274.23999999999" table:style-name="ce17">
            <text:p>158.274<text:s/></text:p>
          </table:table-cell>
          <table:table-cell office:value-type="float" office:value="45793.55" table:style-name="ce17">
            <text:p>45.794<text:s/></text:p>
          </table:table-cell>
          <table:table-cell office:value-type="float" office:value="13306.87" table:style-name="ce17">
            <text:p>13.307<text:s/></text:p>
          </table:table-cell>
          <table:table-cell office:value-type="float" office:value="120015472.29000001" table:style-name="ce17">
            <text:p>120.015.472<text:s/></text:p>
          </table:table-cell>
          <table:table-cell office:value-type="float" office:value="157487901.16999999" table:style-name="ce17">
            <text:p>157.487.901<text:s/></text:p>
          </table:table-cell>
          <table:table-cell office:value-type="float" office:value="766827.48" table:style-name="ce17">
            <text:p>766.827<text:s/></text:p>
          </table:table-cell>
          <table:table-cell office:value-type="float" office:value="500872842.75999999" table:style-name="ce17">
            <text:p>500.872.843<text:s/></text:p>
          </table:table-cell>
          <table:table-cell office:value-type="float" office:value="198589.68" table:style-name="ce17">
            <text:p>198.590<text:s/></text:p>
          </table:table-cell>
          <table:table-cell office:value-type="float" office:value="1174410094.8400002" table:style-name="ce18">
            <text:p>1.174.410.0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7789.21" table:style-name="ce17">
            <text:p>17.789<text:s/></text:p>
          </table:table-cell>
          <table:table-cell office:value-type="float" office:value="6753043.9399999995" table:style-name="ce17">
            <text:p>6.753.044<text:s/></text:p>
          </table:table-cell>
          <table:table-cell office:value-type="float" office:value="5893935.8499999996" table:style-name="ce17">
            <text:p>5.893.936<text:s/></text:p>
          </table:table-cell>
          <table:table-cell office:value-type="float" office:value="82025.040000000008" table:style-name="ce17">
            <text:p>82.025<text:s/></text:p>
          </table:table-cell>
          <table:table-cell office:value-type="float" office:value="75287359.660000011" table:style-name="ce17">
            <text:p>75.287.360<text:s/></text:p>
          </table:table-cell>
          <table:table-cell office:value-type="float" office:value="12454271.789999999" table:style-name="ce17">
            <text:p>12.454.272<text:s/></text:p>
          </table:table-cell>
          <table:table-cell office:value-type="float" office:value="3889987.6100000003" table:style-name="ce17">
            <text:p>3.889.988<text:s/></text:p>
          </table:table-cell>
          <table:table-cell office:value-type="float" office:value="33201474.599999998" table:style-name="ce17">
            <text:p>33.201.475<text:s/></text:p>
          </table:table-cell>
          <table:table-cell office:value-type="float" office:value="19697116.699999999" table:style-name="ce17">
            <text:p>19.697.117<text:s/></text:p>
          </table:table-cell>
          <table:table-cell office:value-type="float" office:value="743519.01" table:style-name="ce17">
            <text:p>743.519<text:s/></text:p>
          </table:table-cell>
          <table:table-cell office:value-type="float" office:value="123424823.11" table:style-name="ce17">
            <text:p>123.424.823<text:s/></text:p>
          </table:table-cell>
          <table:table-cell office:value-type="float" office:value="7193021.0300000003" table:style-name="ce17">
            <text:p>7.193.021<text:s/></text:p>
          </table:table-cell>
          <table:table-cell office:value-type="float" office:value="4624123.9099999992" table:style-name="ce17">
            <text:p>4.624.124<text:s/></text:p>
          </table:table-cell>
          <table:table-cell office:value-type="float" office:value="6083972.8300000001" table:style-name="ce17">
            <text:p>6.083.973<text:s/></text:p>
          </table:table-cell>
          <table:table-cell office:value-type="float" office:value="3240581.06" table:style-name="ce17">
            <text:p>3.240.581<text:s/></text:p>
          </table:table-cell>
          <table:table-cell office:value-type="float" office:value="46315871.590000004" table:style-name="ce17">
            <text:p>46.315.872<text:s/></text:p>
          </table:table-cell>
          <table:table-cell office:value-type="float" office:value="2682959.0199999996" table:style-name="ce17">
            <text:p>2.682.959<text:s/></text:p>
          </table:table-cell>
          <table:table-cell office:value-type="float" office:value="121103910.39" table:style-name="ce17">
            <text:p>121.103.910<text:s/></text:p>
          </table:table-cell>
          <table:table-cell office:value-type="float" office:value="122626362.47000001" table:style-name="ce17">
            <text:p>122.626.362<text:s/></text:p>
          </table:table-cell>
          <table:table-cell office:value-type="float" office:value="3748665.41" table:style-name="ce17">
            <text:p>3.748.665<text:s/></text:p>
          </table:table-cell>
          <table:table-cell office:value-type="float" office:value="3618072.04" table:style-name="ce17">
            <text:p>3.618.072<text:s/></text:p>
          </table:table-cell>
          <table:table-cell office:value-type="float" office:value="16127.199999999999" table:style-name="ce17">
            <text:p>16.127<text:s/></text:p>
          </table:table-cell>
          <table:table-cell office:value-type="float" office:value="146222856.89000002" table:style-name="ce17">
            <text:p>146.222.857<text:s/></text:p>
          </table:table-cell>
          <table:table-cell office:value-type="float" office:value="117962868.83" table:style-name="ce17">
            <text:p>117.962.869<text:s/></text:p>
          </table:table-cell>
          <table:table-cell office:value-type="float" office:value="5861155.2199999997" table:style-name="ce17">
            <text:p>5.861.155<text:s/></text:p>
          </table:table-cell>
          <table:table-cell office:value-type="float" office:value="938121525.24000001" table:style-name="ce17">
            <text:p>938.121.525<text:s/></text:p>
          </table:table-cell>
          <table:table-cell office:value-type="float" office:value="588373.67999999993" table:style-name="ce17">
            <text:p>588.374<text:s/></text:p>
          </table:table-cell>
          <table:table-cell office:value-type="float" office:value="1811455793.3300002" table:style-name="ce18">
            <text:p>1.811.455.7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4905246.789999999" table:style-name="ce17">
            <text:p>14.905.247<text:s/></text:p>
          </table:table-cell>
          <table:table-cell office:value-type="float" office:value="53768151.18" table:style-name="ce17">
            <text:p>53.768.151<text:s/></text:p>
          </table:table-cell>
          <table:table-cell office:value-type="float" office:value="187666526.93000001" table:style-name="ce17">
            <text:p>187.666.527<text:s/></text:p>
          </table:table-cell>
          <table:table-cell office:value-type="float" office:value="10943776.25" table:style-name="ce17">
            <text:p>10.943.776<text:s/></text:p>
          </table:table-cell>
          <table:table-cell office:value-type="float" office:value="364943651.31" table:style-name="ce17">
            <text:p>364.943.651<text:s/></text:p>
          </table:table-cell>
          <table:table-cell office:value-type="float" office:value="289642724.05000001" table:style-name="ce17">
            <text:p>289.642.724<text:s/></text:p>
          </table:table-cell>
          <table:table-cell office:value-type="float" office:value="3792213710.4400001" table:style-name="ce17">
            <text:p>3.792.213.710<text:s/></text:p>
          </table:table-cell>
          <table:table-cell office:value-type="float" office:value="209340882.97999999" table:style-name="ce17">
            <text:p>209.340.883<text:s/></text:p>
          </table:table-cell>
          <table:table-cell office:value-type="float" office:value="241117799.52000001" table:style-name="ce17">
            <text:p>241.117.800<text:s/></text:p>
          </table:table-cell>
          <table:table-cell office:value-type="float" office:value="73275346.680000007" table:style-name="ce17">
            <text:p>73.275.347<text:s/></text:p>
          </table:table-cell>
          <table:table-cell office:value-type="float" office:value="998818893.33000004" table:style-name="ce17">
            <text:p>998.818.893<text:s/></text:p>
          </table:table-cell>
          <table:table-cell office:value-type="float" office:value="98282228.510000005" table:style-name="ce17">
            <text:p>98.282.229<text:s/></text:p>
          </table:table-cell>
          <table:table-cell office:value-type="float" office:value="136892127.56999999" table:style-name="ce17">
            <text:p>136.892.128<text:s/></text:p>
          </table:table-cell>
          <table:table-cell office:value-type="float" office:value="163164920.77000001" table:style-name="ce17">
            <text:p>163.164.921<text:s/></text:p>
          </table:table-cell>
          <table:table-cell office:value-type="float" office:value="97857961.469999999" table:style-name="ce17">
            <text:p>97.857.961<text:s/></text:p>
          </table:table-cell>
          <table:table-cell office:value-type="float" office:value="310236889.26999998" table:style-name="ce17">
            <text:p>310.236.889<text:s/></text:p>
          </table:table-cell>
          <table:table-cell office:value-type="float" office:value="52235527.130000003" table:style-name="ce17">
            <text:p>52.235.527<text:s/></text:p>
          </table:table-cell>
          <table:table-cell office:value-type="float" office:value="787378067.45000005" table:style-name="ce17">
            <text:p>787.378.067<text:s/></text:p>
          </table:table-cell>
          <table:table-cell office:value-type="float" office:value="3517485616.8499999" table:style-name="ce17">
            <text:p>3.517.485.617<text:s/></text:p>
          </table:table-cell>
          <table:table-cell office:value-type="float" office:value="82958601.709999993" table:style-name="ce17">
            <text:p>82.958.602<text:s/></text:p>
          </table:table-cell>
          <table:table-cell office:value-type="float" office:value="36501473.149999999" table:style-name="ce17">
            <text:p>36.501.473<text:s/></text:p>
          </table:table-cell>
          <table:table-cell office:value-type="float" office:value="13110945.539999999" table:style-name="ce17">
            <text:p>13.110.946<text:s/></text:p>
          </table:table-cell>
          <table:table-cell office:value-type="float" office:value="963685542.01999998" table:style-name="ce17">
            <text:p>963.685.542<text:s/></text:p>
          </table:table-cell>
          <table:table-cell office:value-type="float" office:value="571587169.83000004" table:style-name="ce17">
            <text:p>571.587.170<text:s/></text:p>
          </table:table-cell>
          <table:table-cell office:value-type="float" office:value="55756652.049999997" table:style-name="ce17">
            <text:p>55.756.652<text:s/></text:p>
          </table:table-cell>
          <table:table-cell office:value-type="float" office:value="12180898325.209999" table:style-name="ce17">
            <text:p>12.180.898.325<text:s/></text:p>
          </table:table-cell>
          <table:table-cell office:value-type="float" office:value="67996915.760000005" table:style-name="ce17">
            <text:p>67.996.916<text:s/></text:p>
          </table:table-cell>
          <table:table-cell office:value-type="float" office:value="25372665673.749996" table:style-name="ce18">
            <text:p>25.372.665.6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096504.1499999999" table:style-name="ce17">
            <text:p>1.096.504<text:s/></text:p>
          </table:table-cell>
          <table:table-cell office:value-type="float" office:value="5504731.9699999997" table:style-name="ce17">
            <text:p>5.504.732<text:s/></text:p>
          </table:table-cell>
          <table:table-cell office:value-type="float" office:value="5413898.29" table:style-name="ce17">
            <text:p>5.413.898<text:s/></text:p>
          </table:table-cell>
          <table:table-cell office:value-type="float" office:value="1380211.67" table:style-name="ce17">
            <text:p>1.380.212<text:s/></text:p>
          </table:table-cell>
          <table:table-cell office:value-type="float" office:value="21577358.140000001" table:style-name="ce17">
            <text:p>21.577.358<text:s/></text:p>
          </table:table-cell>
          <table:table-cell office:value-type="float" office:value="13942826.210000001" table:style-name="ce17">
            <text:p>13.942.826<text:s/></text:p>
          </table:table-cell>
          <table:table-cell office:value-type="float" office:value="27096528.120000001" table:style-name="ce17">
            <text:p>27.096.528<text:s/></text:p>
          </table:table-cell>
          <table:table-cell office:value-type="float" office:value="10541306.52" table:style-name="ce17">
            <text:p>10.541.307<text:s/></text:p>
          </table:table-cell>
          <table:table-cell office:value-type="float" office:value="23999901.960000001" table:style-name="ce17">
            <text:p>23.999.902<text:s/></text:p>
          </table:table-cell>
          <table:table-cell office:value-type="float" office:value="7299787.3700000001" table:style-name="ce17">
            <text:p>7.299.787<text:s/></text:p>
          </table:table-cell>
          <table:table-cell office:value-type="float" office:value="76122218.870000005" table:style-name="ce17">
            <text:p>76.122.219<text:s/></text:p>
          </table:table-cell>
          <table:table-cell office:value-type="float" office:value="10160887.380000001" table:style-name="ce17">
            <text:p>10.160.887<text:s/></text:p>
          </table:table-cell>
          <table:table-cell office:value-type="float" office:value="10045360.939999999" table:style-name="ce17">
            <text:p>10.045.361<text:s/></text:p>
          </table:table-cell>
          <table:table-cell office:value-type="float" office:value="10852374.279999999" table:style-name="ce17">
            <text:p>10.852.374<text:s/></text:p>
          </table:table-cell>
          <table:table-cell office:value-type="float" office:value="8302490.9000000004" table:style-name="ce17">
            <text:p>8.302.491<text:s/></text:p>
          </table:table-cell>
          <table:table-cell office:value-type="float" office:value="21024674.07" table:style-name="ce17">
            <text:p>21.024.674<text:s/></text:p>
          </table:table-cell>
          <table:table-cell office:value-type="float" office:value="3728651.86" table:style-name="ce17">
            <text:p>3.728.652<text:s/></text:p>
          </table:table-cell>
          <table:table-cell office:value-type="float" office:value="47743131.229999997" table:style-name="ce17">
            <text:p>47.743.131<text:s/></text:p>
          </table:table-cell>
          <table:table-cell office:value-type="float" office:value="178666986.75999999" table:style-name="ce17">
            <text:p>178.666.987<text:s/></text:p>
          </table:table-cell>
          <table:table-cell office:value-type="float" office:value="5978658.1200000001" table:style-name="ce17">
            <text:p>5.978.658<text:s/></text:p>
          </table:table-cell>
          <table:table-cell office:value-type="float" office:value="3892180.86" table:style-name="ce17">
            <text:p>3.892.181<text:s/></text:p>
          </table:table-cell>
          <table:table-cell office:value-type="float" office:value="1182500.98" table:style-name="ce17">
            <text:p>1.182.501<text:s/></text:p>
          </table:table-cell>
          <table:table-cell office:value-type="float" office:value="53279021.229999997" table:style-name="ce17">
            <text:p>53.279.021<text:s/></text:p>
          </table:table-cell>
          <table:table-cell office:value-type="float" office:value="37801015.630000003" table:style-name="ce17">
            <text:p>37.801.016<text:s/></text:p>
          </table:table-cell>
          <table:table-cell office:value-type="float" office:value="4279860.25" table:style-name="ce17">
            <text:p>4.279.860<text:s/></text:p>
          </table:table-cell>
          <table:table-cell office:value-type="float" office:value="603776470.52999997" table:style-name="ce17">
            <text:p>603.776.471<text:s/></text:p>
          </table:table-cell>
          <table:table-cell office:value-type="float" office:value="3370688.14" table:style-name="ce17">
            <text:p>3.370.688<text:s/></text:p>
          </table:table-cell>
          <table:table-cell office:value-type="float" office:value="1198060226.4300001" table:style-name="ce18">
            <text:p>1.198.060.2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824622.3099999996" table:style-name="ce17">
            <text:p>5.824.622<text:s/></text:p>
          </table:table-cell>
          <table:table-cell office:value-type="float" office:value="17937198.66" table:style-name="ce17">
            <text:p>17.937.199<text:s/></text:p>
          </table:table-cell>
          <table:table-cell office:value-type="float" office:value="92328094.950000003" table:style-name="ce17">
            <text:p>92.328.095<text:s/></text:p>
          </table:table-cell>
          <table:table-cell office:value-type="float" office:value="4555713.76" table:style-name="ce17">
            <text:p>4.555.714<text:s/></text:p>
          </table:table-cell>
          <table:table-cell office:value-type="float" office:value="168959691" table:style-name="ce17">
            <text:p>168.959.691<text:s/></text:p>
          </table:table-cell>
          <table:table-cell office:value-type="float" office:value="124155588.61" table:style-name="ce17">
            <text:p>124.155.589<text:s/></text:p>
          </table:table-cell>
          <table:table-cell office:value-type="float" office:value="639630872.62" table:style-name="ce17">
            <text:p>639.630.873<text:s/></text:p>
          </table:table-cell>
          <table:table-cell office:value-type="float" office:value="103662874.70999999" table:style-name="ce17">
            <text:p>103.662.875<text:s/></text:p>
          </table:table-cell>
          <table:table-cell office:value-type="float" office:value="100292639.05" table:style-name="ce17">
            <text:p>100.292.639<text:s/></text:p>
          </table:table-cell>
          <table:table-cell office:value-type="float" office:value="26668890.050000001" table:style-name="ce17">
            <text:p>26.668.890<text:s/></text:p>
          </table:table-cell>
          <table:table-cell office:value-type="float" office:value="428022306.50999999" table:style-name="ce17">
            <text:p>428.022.307<text:s/></text:p>
          </table:table-cell>
          <table:table-cell office:value-type="float" office:value="44023740.43" table:style-name="ce17">
            <text:p>44.023.740<text:s/></text:p>
          </table:table-cell>
          <table:table-cell office:value-type="float" office:value="58868427.619999997" table:style-name="ce17">
            <text:p>58.868.428<text:s/></text:p>
          </table:table-cell>
          <table:table-cell office:value-type="float" office:value="74470723.230000004" table:style-name="ce17">
            <text:p>74.470.723<text:s/></text:p>
          </table:table-cell>
          <table:table-cell office:value-type="float" office:value="35799983.32" table:style-name="ce17">
            <text:p>35.799.983<text:s/></text:p>
          </table:table-cell>
          <table:table-cell office:value-type="float" office:value="133605573.31" table:style-name="ce17">
            <text:p>133.605.573<text:s/></text:p>
          </table:table-cell>
          <table:table-cell office:value-type="float" office:value="22029550.420000002" table:style-name="ce17">
            <text:p>22.029.550<text:s/></text:p>
          </table:table-cell>
          <table:table-cell office:value-type="float" office:value="387091254.77999997" table:style-name="ce17">
            <text:p>387.091.255<text:s/></text:p>
          </table:table-cell>
          <table:table-cell office:value-type="float" office:value="1097902937.49" table:style-name="ce17">
            <text:p>1.097.902.937<text:s/></text:p>
          </table:table-cell>
          <table:table-cell office:value-type="float" office:value="32424745.91" table:style-name="ce17">
            <text:p>32.424.746<text:s/></text:p>
          </table:table-cell>
          <table:table-cell office:value-type="float" office:value="13756279.73" table:style-name="ce17">
            <text:p>13.756.280<text:s/></text:p>
          </table:table-cell>
          <table:table-cell office:value-type="float" office:value="5137830.84" table:style-name="ce17">
            <text:p>5.137.831<text:s/></text:p>
          </table:table-cell>
          <table:table-cell office:value-type="float" office:value="371054951.22000003" table:style-name="ce17">
            <text:p>371.054.951<text:s/></text:p>
          </table:table-cell>
          <table:table-cell office:value-type="float" office:value="297129700.56999999" table:style-name="ce17">
            <text:p>297.129.701<text:s/></text:p>
          </table:table-cell>
          <table:table-cell office:value-type="float" office:value="23272818.059999999" table:style-name="ce17">
            <text:p>23.272.818<text:s/></text:p>
          </table:table-cell>
          <table:table-cell office:value-type="float" office:value="5326385622.3900003" table:style-name="ce17">
            <text:p>5.326.385.622<text:s/></text:p>
          </table:table-cell>
          <table:table-cell office:value-type="float" office:value="53453011.640000001" table:style-name="ce17">
            <text:p>53.453.012<text:s/></text:p>
          </table:table-cell>
          <table:table-cell office:value-type="float" office:value="9688445643.1899986" table:style-name="ce18">
            <text:p>9.688.445.6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24.05" table:style-name="ce17">
            <text:p>24<text:s/></text:p>
          </table:table-cell>
          <table:table-cell office:value-type="float" office:value="5337.68" table:style-name="ce17">
            <text:p>5.338<text:s/></text:p>
          </table:table-cell>
          <table:table-cell office:value-type="float" office:value="234172.92" table:style-name="ce17">
            <text:p>234.173<text:s/></text:p>
          </table:table-cell>
          <table:table-cell office:value-type="float" office:value="4104.99" table:style-name="ce17">
            <text:p>4.105<text:s/></text:p>
          </table:table-cell>
          <table:table-cell office:value-type="float" office:value="1759748.02" table:style-name="ce17">
            <text:p>1.759.748<text:s/></text:p>
          </table:table-cell>
          <table:table-cell office:value-type="float" office:value="19786720.84" table:style-name="ce17">
            <text:p>19.786.721<text:s/></text:p>
          </table:table-cell>
          <table:table-cell office:value-type="float" office:value="347803879.81999999" table:style-name="ce17">
            <text:p>347.803.880<text:s/></text:p>
          </table:table-cell>
          <table:table-cell office:value-type="float" office:value="6609886.9100000001" table:style-name="ce17">
            <text:p>6.609.887<text:s/></text:p>
          </table:table-cell>
          <table:table-cell office:value-type="float" office:value="195425.61" table:style-name="ce17">
            <text:p>195.426<text:s/></text:p>
          </table:table-cell>
          <table:table-cell office:value-type="float" office:value="187.84" table:style-name="ce17">
            <text:p>188<text:s/></text:p>
          </table:table-cell>
          <table:table-cell office:value-type="float" office:value="13457138.529999999" table:style-name="ce17">
            <text:p>13.457.139<text:s/></text:p>
          </table:table-cell>
          <table:table-cell office:value-type="float" office:value="147372.79" table:style-name="ce17">
            <text:p>147.373<text:s/></text:p>
          </table:table-cell>
          <table:table-cell office:value-type="float" office:value="293306.89" table:style-name="ce17">
            <text:p>293.307<text:s/></text:p>
          </table:table-cell>
          <table:table-cell office:value-type="float" office:value="19004005.829999998" table:style-name="ce17">
            <text:p>19.004.006<text:s/></text:p>
          </table:table-cell>
          <table:table-cell office:value-type="float" office:value="5801.94" table:style-name="ce17">
            <text:p>5.802<text:s/></text:p>
          </table:table-cell>
          <table:table-cell office:value-type="float" office:value="7191337.4400000004" table:style-name="ce17">
            <text:p>7.191.337<text:s/></text:p>
          </table:table-cell>
          <table:table-cell office:value-type="float" office:value="774.68" table:style-name="ce17">
            <text:p>775<text:s/></text:p>
          </table:table-cell>
          <table:table-cell office:value-type="float" office:value="23563254.940000001" table:style-name="ce17">
            <text:p>23.563.255<text:s/></text:p>
          </table:table-cell>
          <table:table-cell office:value-type="float" office:value="217855517.22" table:style-name="ce17">
            <text:p>217.855.517<text:s/></text:p>
          </table:table-cell>
          <table:table-cell office:value-type="float" office:value="161679.16" table:style-name="ce17">
            <text:p>161.679<text:s/></text:p>
          </table:table-cell>
          <table:table-cell office:value-type="float" office:value="16654.560000000001" table:style-name="ce17">
            <text:p>16.65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488498.079999998" table:style-name="ce17">
            <text:p>22.488.498<text:s/></text:p>
          </table:table-cell>
          <table:table-cell office:value-type="float" office:value="1731415.09" table:style-name="ce17">
            <text:p>1.731.415<text:s/></text:p>
          </table:table-cell>
          <table:table-cell office:value-type="float" office:value="2998431.91" table:style-name="ce17">
            <text:p>2.998.432<text:s/></text:p>
          </table:table-cell>
          <table:table-cell office:value-type="float" office:value="1291532036.3299999" table:style-name="ce17">
            <text:p>1.291.532.036<text:s/></text:p>
          </table:table-cell>
          <table:table-cell office:value-type="float" office:value="5755" table:style-name="ce17">
            <text:p>5.755<text:s/></text:p>
          </table:table-cell>
          <table:table-cell office:value-type="float" office:value="1976852469.0699997" table:style-name="ce18">
            <text:p>1.976.852.4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824598.2600000007" table:style-name="ce17">
            <text:p>5.824.598<text:s/></text:p>
          </table:table-cell>
          <table:table-cell office:value-type="float" office:value="17931860.979999997" table:style-name="ce17">
            <text:p>17.931.861<text:s/></text:p>
          </table:table-cell>
          <table:table-cell office:value-type="float" office:value="92093922.029999986" table:style-name="ce17">
            <text:p>92.093.922<text:s/></text:p>
          </table:table-cell>
          <table:table-cell office:value-type="float" office:value="4551608.7700000005" table:style-name="ce17">
            <text:p>4.551.609<text:s/></text:p>
          </table:table-cell>
          <table:table-cell office:value-type="float" office:value="167199942.97999999" table:style-name="ce17">
            <text:p>167.199.943<text:s/></text:p>
          </table:table-cell>
          <table:table-cell office:value-type="float" office:value="104368867.77" table:style-name="ce17">
            <text:p>104.368.868<text:s/></text:p>
          </table:table-cell>
          <table:table-cell office:value-type="float" office:value="291826992.80000001" table:style-name="ce17">
            <text:p>291.826.993<text:s/></text:p>
          </table:table-cell>
          <table:table-cell office:value-type="float" office:value="97052987.799999997" table:style-name="ce17">
            <text:p>97.052.988<text:s/></text:p>
          </table:table-cell>
          <table:table-cell office:value-type="float" office:value="100097213.44000001" table:style-name="ce17">
            <text:p>100.097.213<text:s/></text:p>
          </table:table-cell>
          <table:table-cell office:value-type="float" office:value="26668702.209999997" table:style-name="ce17">
            <text:p>26.668.702<text:s/></text:p>
          </table:table-cell>
          <table:table-cell office:value-type="float" office:value="414565167.97999996" table:style-name="ce17">
            <text:p>414.565.168<text:s/></text:p>
          </table:table-cell>
          <table:table-cell office:value-type="float" office:value="43876367.640000001" table:style-name="ce17">
            <text:p>43.876.368<text:s/></text:p>
          </table:table-cell>
          <table:table-cell office:value-type="float" office:value="58575120.730000004" table:style-name="ce17">
            <text:p>58.575.121<text:s/></text:p>
          </table:table-cell>
          <table:table-cell office:value-type="float" office:value="55466717.399999999" table:style-name="ce17">
            <text:p>55.466.717<text:s/></text:p>
          </table:table-cell>
          <table:table-cell office:value-type="float" office:value="35794181.380000003" table:style-name="ce17">
            <text:p>35.794.181<text:s/></text:p>
          </table:table-cell>
          <table:table-cell office:value-type="float" office:value="126414235.87" table:style-name="ce17">
            <text:p>126.414.236<text:s/></text:p>
          </table:table-cell>
          <table:table-cell office:value-type="float" office:value="22028775.740000002" table:style-name="ce17">
            <text:p>22.028.776<text:s/></text:p>
          </table:table-cell>
          <table:table-cell office:value-type="float" office:value="363527999.83999997" table:style-name="ce17">
            <text:p>363.528.000<text:s/></text:p>
          </table:table-cell>
          <table:table-cell office:value-type="float" office:value="880047420.26999998" table:style-name="ce17">
            <text:p>880.047.420<text:s/></text:p>
          </table:table-cell>
          <table:table-cell office:value-type="float" office:value="32263066.750000004" table:style-name="ce17">
            <text:p>32.263.067<text:s/></text:p>
          </table:table-cell>
          <table:table-cell office:value-type="float" office:value="13739625.17" table:style-name="ce17">
            <text:p>13.739.625<text:s/></text:p>
          </table:table-cell>
          <table:table-cell office:value-type="float" office:value="5137830.84" table:style-name="ce17">
            <text:p>5.137.831<text:s/></text:p>
          </table:table-cell>
          <table:table-cell office:value-type="float" office:value="348566453.13999999" table:style-name="ce17">
            <text:p>348.566.453<text:s/></text:p>
          </table:table-cell>
          <table:table-cell office:value-type="float" office:value="295398285.47999996" table:style-name="ce17">
            <text:p>295.398.285<text:s/></text:p>
          </table:table-cell>
          <table:table-cell office:value-type="float" office:value="20274386.149999999" table:style-name="ce17">
            <text:p>20.274.386<text:s/></text:p>
          </table:table-cell>
          <table:table-cell office:value-type="float" office:value="4034853586.0600004" table:style-name="ce17">
            <text:p>4.034.853.586<text:s/></text:p>
          </table:table-cell>
          <table:table-cell office:value-type="float" office:value="53447256.640000001" table:style-name="ce17">
            <text:p>53.447.257<text:s/></text:p>
          </table:table-cell>
          <table:table-cell office:value-type="float" office:value="7711593174.1200018" table:style-name="ce18">
            <text:p>7.711.593.1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984120.3300000001" table:style-name="ce17">
            <text:p>7.984.120<text:s/></text:p>
          </table:table-cell>
          <table:table-cell office:value-type="float" office:value="30326220.550000001" table:style-name="ce17">
            <text:p>30.326.221<text:s/></text:p>
          </table:table-cell>
          <table:table-cell office:value-type="float" office:value="89924533.689999998" table:style-name="ce17">
            <text:p>89.924.534<text:s/></text:p>
          </table:table-cell>
          <table:table-cell office:value-type="float" office:value="5007850.82" table:style-name="ce17">
            <text:p>5.007.851<text:s/></text:p>
          </table:table-cell>
          <table:table-cell office:value-type="float" office:value="174406602.16999999" table:style-name="ce17">
            <text:p>174.406.602<text:s/></text:p>
          </table:table-cell>
          <table:table-cell office:value-type="float" office:value="151544309.22999999" table:style-name="ce17">
            <text:p>151.544.309<text:s/></text:p>
          </table:table-cell>
          <table:table-cell office:value-type="float" office:value="3125486309.7000003" table:style-name="ce17">
            <text:p>3.125.486.310<text:s/></text:p>
          </table:table-cell>
          <table:table-cell office:value-type="float" office:value="95136701.75" table:style-name="ce17">
            <text:p>95.136.702<text:s/></text:p>
          </table:table-cell>
          <table:table-cell office:value-type="float" office:value="116825258.51000001" table:style-name="ce17">
            <text:p>116.825.259<text:s/></text:p>
          </table:table-cell>
          <table:table-cell office:value-type="float" office:value="39306669.259999998" table:style-name="ce17">
            <text:p>39.306.669<text:s/></text:p>
          </table:table-cell>
          <table:table-cell office:value-type="float" office:value="494674367.94999999" table:style-name="ce17">
            <text:p>494.674.368<text:s/></text:p>
          </table:table-cell>
          <table:table-cell office:value-type="float" office:value="44097600.700000003" table:style-name="ce17">
            <text:p>44.097.601<text:s/></text:p>
          </table:table-cell>
          <table:table-cell office:value-type="float" office:value="67978339.010000005" table:style-name="ce17">
            <text:p>67.978.339<text:s/></text:p>
          </table:table-cell>
          <table:table-cell office:value-type="float" office:value="77841823.260000005" table:style-name="ce17">
            <text:p>77.841.823<text:s/></text:p>
          </table:table-cell>
          <table:table-cell office:value-type="float" office:value="53755487.25" table:style-name="ce17">
            <text:p>53.755.487<text:s/></text:p>
          </table:table-cell>
          <table:table-cell office:value-type="float" office:value="155606641.88999999" table:style-name="ce17">
            <text:p>155.606.642<text:s/></text:p>
          </table:table-cell>
          <table:table-cell office:value-type="float" office:value="26477324.850000001" table:style-name="ce17">
            <text:p>26.477.325<text:s/></text:p>
          </table:table-cell>
          <table:table-cell office:value-type="float" office:value="352543681.44" table:style-name="ce17">
            <text:p>352.543.681<text:s/></text:p>
          </table:table-cell>
          <table:table-cell office:value-type="float" office:value="2240915692.5999999" table:style-name="ce17">
            <text:p>2.240.915.693<text:s/></text:p>
          </table:table-cell>
          <table:table-cell office:value-type="float" office:value="44555197.68" table:style-name="ce17">
            <text:p>44.555.198<text:s/></text:p>
          </table:table-cell>
          <table:table-cell office:value-type="float" office:value="18853012.559999999" table:style-name="ce17">
            <text:p>18.853.013<text:s/></text:p>
          </table:table-cell>
          <table:table-cell office:value-type="float" office:value="6790613.7199999997" table:style-name="ce17">
            <text:p>6.790.614<text:s/></text:p>
          </table:table-cell>
          <table:table-cell office:value-type="float" office:value="539351569.57000005" table:style-name="ce17">
            <text:p>539.351.570<text:s/></text:p>
          </table:table-cell>
          <table:table-cell office:value-type="float" office:value="236656453.63" table:style-name="ce17">
            <text:p>236.656.454<text:s/></text:p>
          </table:table-cell>
          <table:table-cell office:value-type="float" office:value="28203973.739999998" table:style-name="ce17">
            <text:p>28.203.974<text:s/></text:p>
          </table:table-cell>
          <table:table-cell office:value-type="float" office:value="6250736232.29" table:style-name="ce17">
            <text:p>6.250.736.232<text:s/></text:p>
          </table:table-cell>
          <table:table-cell office:value-type="float" office:value="11173215.98" table:style-name="ce17">
            <text:p>11.173.216<text:s/></text:p>
          </table:table-cell>
          <table:table-cell office:value-type="float" office:value="14486159804.130001" table:style-name="ce18">
            <text:p>14.486.159.8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387336.3799999999" table:style-name="ce17">
            <text:p>7.387.336<text:s/></text:p>
          </table:table-cell>
          <table:table-cell office:value-type="float" office:value="25789585.23" table:style-name="ce17">
            <text:p>25.789.585<text:s/></text:p>
          </table:table-cell>
          <table:table-cell office:value-type="float" office:value="72437050.349999994" table:style-name="ce17">
            <text:p>72.437.050<text:s/></text:p>
          </table:table-cell>
          <table:table-cell office:value-type="float" office:value="4551310.8899999997" table:style-name="ce17">
            <text:p>4.551.311<text:s/></text:p>
          </table:table-cell>
          <table:table-cell office:value-type="float" office:value="145693217.12" table:style-name="ce17">
            <text:p>145.693.217<text:s/></text:p>
          </table:table-cell>
          <table:table-cell office:value-type="float" office:value="121930063.52" table:style-name="ce17">
            <text:p>121.930.064<text:s/></text:p>
          </table:table-cell>
          <table:table-cell office:value-type="float" office:value="2564730867.5999999" table:style-name="ce17">
            <text:p>2.564.730.868<text:s/></text:p>
          </table:table-cell>
          <table:table-cell office:value-type="float" office:value="68659224.780000001" table:style-name="ce17">
            <text:p>68.659.225<text:s/></text:p>
          </table:table-cell>
          <table:table-cell office:value-type="float" office:value="96972023.859999999" table:style-name="ce17">
            <text:p>96.972.024<text:s/></text:p>
          </table:table-cell>
          <table:table-cell office:value-type="float" office:value="31139273.219999999" table:style-name="ce17">
            <text:p>31.139.273<text:s/></text:p>
          </table:table-cell>
          <table:table-cell office:value-type="float" office:value="383870896.73000002" table:style-name="ce17">
            <text:p>383.870.897<text:s/></text:p>
          </table:table-cell>
          <table:table-cell office:value-type="float" office:value="36991732.810000002" table:style-name="ce17">
            <text:p>36.991.733<text:s/></text:p>
          </table:table-cell>
          <table:table-cell office:value-type="float" office:value="56549398.420000002" table:style-name="ce17">
            <text:p>56.549.398<text:s/></text:p>
          </table:table-cell>
          <table:table-cell office:value-type="float" office:value="63009290.869999997" table:style-name="ce17">
            <text:p>63.009.291<text:s/></text:p>
          </table:table-cell>
          <table:table-cell office:value-type="float" office:value="50045496.600000001" table:style-name="ce17">
            <text:p>50.045.497<text:s/></text:p>
          </table:table-cell>
          <table:table-cell office:value-type="float" office:value="124173380.95999999" table:style-name="ce17">
            <text:p>124.173.381<text:s/></text:p>
          </table:table-cell>
          <table:table-cell office:value-type="float" office:value="23174119.449999999" table:style-name="ce17">
            <text:p>23.174.119<text:s/></text:p>
          </table:table-cell>
          <table:table-cell office:value-type="float" office:value="255141390.36000001" table:style-name="ce17">
            <text:p>255.141.390<text:s/></text:p>
          </table:table-cell>
          <table:table-cell office:value-type="float" office:value="1054585003.41" table:style-name="ce17">
            <text:p>1.054.585.003<text:s/></text:p>
          </table:table-cell>
          <table:table-cell office:value-type="float" office:value="39197325.950000003" table:style-name="ce17">
            <text:p>39.197.326<text:s/></text:p>
          </table:table-cell>
          <table:table-cell office:value-type="float" office:value="16480758.85" table:style-name="ce17">
            <text:p>16.480.759<text:s/></text:p>
          </table:table-cell>
          <table:table-cell office:value-type="float" office:value="6508165.0099999998" table:style-name="ce17">
            <text:p>6.508.165<text:s/></text:p>
          </table:table-cell>
          <table:table-cell office:value-type="float" office:value="371571384.94" table:style-name="ce17">
            <text:p>371.571.385<text:s/></text:p>
          </table:table-cell>
          <table:table-cell office:value-type="float" office:value="174563770.28999999" table:style-name="ce17">
            <text:p>174.563.770<text:s/></text:p>
          </table:table-cell>
          <table:table-cell office:value-type="float" office:value="23813334.879999999" table:style-name="ce17">
            <text:p>23.813.335<text:s/></text:p>
          </table:table-cell>
          <table:table-cell office:value-type="float" office:value="2761244990.1100001" table:style-name="ce17">
            <text:p>2.761.244.990<text:s/></text:p>
          </table:table-cell>
          <table:table-cell office:value-type="float" office:value="9524115.5999999996" table:style-name="ce17">
            <text:p>9.524.116<text:s/></text:p>
          </table:table-cell>
          <table:table-cell office:value-type="float" office:value="8589734508.1900005" table:style-name="ce18">
            <text:p>8.589.734.5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21393.7" table:style-name="ce17">
            <text:p>221.394<text:s/></text:p>
          </table:table-cell>
          <table:table-cell office:value-type="float" office:value="2956544.15" table:style-name="ce17">
            <text:p>2.956.544<text:s/></text:p>
          </table:table-cell>
          <table:table-cell office:value-type="float" office:value="2005245.97" table:style-name="ce17">
            <text:p>2.005.246<text:s/></text:p>
          </table:table-cell>
          <table:table-cell office:value-type="float" office:value="98137.75" table:style-name="ce17">
            <text:p>98.138<text:s/></text:p>
          </table:table-cell>
          <table:table-cell office:value-type="float" office:value="8957894.0299999993" table:style-name="ce17">
            <text:p>8.957.894<text:s/></text:p>
          </table:table-cell>
          <table:table-cell office:value-type="float" office:value="12920643.380000001" table:style-name="ce17">
            <text:p>12.920.643<text:s/></text:p>
          </table:table-cell>
          <table:table-cell office:value-type="float" office:value="340251753.43000001" table:style-name="ce17">
            <text:p>340.251.753<text:s/></text:p>
          </table:table-cell>
          <table:table-cell office:value-type="float" office:value="11256250.119999999" table:style-name="ce17">
            <text:p>11.256.250<text:s/></text:p>
          </table:table-cell>
          <table:table-cell office:value-type="float" office:value="9359883.8200000003" table:style-name="ce17">
            <text:p>9.359.884<text:s/></text:p>
          </table:table-cell>
          <table:table-cell office:value-type="float" office:value="5837570.3399999999" table:style-name="ce17">
            <text:p>5.837.570<text:s/></text:p>
          </table:table-cell>
          <table:table-cell office:value-type="float" office:value="61990337.229999997" table:style-name="ce17">
            <text:p>61.990.337<text:s/></text:p>
          </table:table-cell>
          <table:table-cell office:value-type="float" office:value="3608652.23" table:style-name="ce17">
            <text:p>3.608.652<text:s/></text:p>
          </table:table-cell>
          <table:table-cell office:value-type="float" office:value="6598563.21" table:style-name="ce17">
            <text:p>6.598.563<text:s/></text:p>
          </table:table-cell>
          <table:table-cell office:value-type="float" office:value="9823476.3800000008" table:style-name="ce17">
            <text:p>9.823.476<text:s/></text:p>
          </table:table-cell>
          <table:table-cell office:value-type="float" office:value="1909330.98" table:style-name="ce17">
            <text:p>1.909.331<text:s/></text:p>
          </table:table-cell>
          <table:table-cell office:value-type="float" office:value="14908162.640000001" table:style-name="ce17">
            <text:p>14.908.163<text:s/></text:p>
          </table:table-cell>
          <table:table-cell office:value-type="float" office:value="1892257.96" table:style-name="ce17">
            <text:p>1.892.258<text:s/></text:p>
          </table:table-cell>
          <table:table-cell office:value-type="float" office:value="46027636.090000004" table:style-name="ce17">
            <text:p>46.027.636<text:s/></text:p>
          </table:table-cell>
          <table:table-cell office:value-type="float" office:value="612981611.73000002" table:style-name="ce17">
            <text:p>612.981.612<text:s/></text:p>
          </table:table-cell>
          <table:table-cell office:value-type="float" office:value="3013887.59" table:style-name="ce17">
            <text:p>3.013.888<text:s/></text:p>
          </table:table-cell>
          <table:table-cell office:value-type="float" office:value="1457712.92" table:style-name="ce17">
            <text:p>1.457.713<text:s/></text:p>
          </table:table-cell>
          <table:table-cell office:value-type="float" office:value="170785.56" table:style-name="ce17">
            <text:p>170.786<text:s/></text:p>
          </table:table-cell>
          <table:table-cell office:value-type="float" office:value="103345351.83" table:style-name="ce17">
            <text:p>103.345.352<text:s/></text:p>
          </table:table-cell>
          <table:table-cell office:value-type="float" office:value="36773003.090000004" table:style-name="ce17">
            <text:p>36.773.003<text:s/></text:p>
          </table:table-cell>
          <table:table-cell office:value-type="float" office:value="2305638.88" table:style-name="ce17">
            <text:p>2.305.639<text:s/></text:p>
          </table:table-cell>
          <table:table-cell office:value-type="float" office:value="1823638967.47" table:style-name="ce17">
            <text:p>1.823.638.967<text:s/></text:p>
          </table:table-cell>
          <table:table-cell office:value-type="float" office:value="625814.93999999994" table:style-name="ce17">
            <text:p>625.815<text:s/></text:p>
          </table:table-cell>
          <table:table-cell office:value-type="float" office:value="3124936507.4199996" table:style-name="ce18">
            <text:p>3.124.936.5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89.12" table:style-name="ce17">
            <text:p>189<text:s/></text:p>
          </table:table-cell>
          <table:table-cell office:value-type="float" office:value="144596.85999999999" table:style-name="ce17">
            <text:p>144.597<text:s/></text:p>
          </table:table-cell>
          <table:table-cell office:value-type="float" office:value="10787289.24" table:style-name="ce17">
            <text:p>10.787.289<text:s/></text:p>
          </table:table-cell>
          <table:table-cell office:value-type="float" office:value="8783.73" table:style-name="ce17">
            <text:p>8.784<text:s/></text:p>
          </table:table-cell>
          <table:table-cell office:value-type="float" office:value="7999138.7300000004" table:style-name="ce17">
            <text:p>7.999.139<text:s/></text:p>
          </table:table-cell>
          <table:table-cell office:value-type="float" office:value="6753800.0499999998" table:style-name="ce17">
            <text:p>6.753.800<text:s/></text:p>
          </table:table-cell>
          <table:table-cell office:value-type="float" office:value="111887387.30000001" table:style-name="ce17">
            <text:p>111.887.387<text:s/></text:p>
          </table:table-cell>
          <table:table-cell office:value-type="float" office:value="9011704.2699999996" table:style-name="ce17">
            <text:p>9.011.704<text:s/></text:p>
          </table:table-cell>
          <table:table-cell office:value-type="float" office:value="3841301.06" table:style-name="ce17">
            <text:p>3.841.301<text:s/></text:p>
          </table:table-cell>
          <table:table-cell office:value-type="float" office:value="586338.52" table:style-name="ce17">
            <text:p>586.339<text:s/></text:p>
          </table:table-cell>
          <table:table-cell office:value-type="float" office:value="19023218.859999999" table:style-name="ce17">
            <text:p>19.023.219<text:s/></text:p>
          </table:table-cell>
          <table:table-cell office:value-type="float" office:value="888403.1" table:style-name="ce17">
            <text:p>888.403<text:s/></text:p>
          </table:table-cell>
          <table:table-cell office:value-type="float" office:value="1610484.14" table:style-name="ce17">
            <text:p>1.610.484<text:s/></text:p>
          </table:table-cell>
          <table:table-cell office:value-type="float" office:value="1128175.28" table:style-name="ce17">
            <text:p>1.128.175<text:s/></text:p>
          </table:table-cell>
          <table:table-cell office:value-type="float" office:value="368605.67" table:style-name="ce17">
            <text:p>368.606<text:s/></text:p>
          </table:table-cell>
          <table:table-cell office:value-type="float" office:value="9944376.0399999991" table:style-name="ce17">
            <text:p>9.944.376<text:s/></text:p>
          </table:table-cell>
          <table:table-cell office:value-type="float" office:value="93268.34" table:style-name="ce17">
            <text:p>93.268<text:s/></text:p>
          </table:table-cell>
          <table:table-cell office:value-type="float" office:value="29761765.23" table:style-name="ce17">
            <text:p>29.761.765<text:s/></text:p>
          </table:table-cell>
          <table:table-cell office:value-type="float" office:value="480141939.42000002" table:style-name="ce17">
            <text:p>480.141.939<text:s/></text:p>
          </table:table-cell>
          <table:table-cell office:value-type="float" office:value="638634.07999999996" table:style-name="ce17">
            <text:p>638.634<text:s/></text:p>
          </table:table-cell>
          <table:table-cell office:value-type="float" office:value="95389.48" table:style-name="ce17">
            <text:p>95.389<text:s/></text:p>
          </table:table-cell>
          <table:table-cell office:value-type="float" office:value="5915.16" table:style-name="ce17">
            <text:p>5.915<text:s/></text:p>
          </table:table-cell>
          <table:table-cell office:value-type="float" office:value="15593673.07" table:style-name="ce17">
            <text:p>15.593.673<text:s/></text:p>
          </table:table-cell>
          <table:table-cell office:value-type="float" office:value="10890148.279999999" table:style-name="ce17">
            <text:p>10.890.148<text:s/></text:p>
          </table:table-cell>
          <table:table-cell office:value-type="float" office:value="510212.31" table:style-name="ce17">
            <text:p>510.212<text:s/></text:p>
          </table:table-cell>
          <table:table-cell office:value-type="float" office:value="1218025570.52" table:style-name="ce17">
            <text:p>1.218.025.571<text:s/></text:p>
          </table:table-cell>
          <table:table-cell office:value-type="float" office:value="362836.54" table:style-name="ce17">
            <text:p>362.837<text:s/></text:p>
          </table:table-cell>
          <table:table-cell office:value-type="float" office:value="1940103144.4000001" table:style-name="ce18">
            <text:p>1.940.103.1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75201.12999999995" table:style-name="ce17">
            <text:p>375.201<text:s/></text:p>
          </table:table-cell>
          <table:table-cell office:value-type="float" office:value="1435494.31" table:style-name="ce17">
            <text:p>1.435.494<text:s/></text:p>
          </table:table-cell>
          <table:table-cell office:value-type="float" office:value="4694948.13" table:style-name="ce17">
            <text:p>4.694.948<text:s/></text:p>
          </table:table-cell>
          <table:table-cell office:value-type="float" office:value="349618.45" table:style-name="ce17">
            <text:p>349.618<text:s/></text:p>
          </table:table-cell>
          <table:table-cell office:value-type="float" office:value="11756352.289999999" table:style-name="ce17">
            <text:p>11.756.352<text:s/></text:p>
          </table:table-cell>
          <table:table-cell office:value-type="float" office:value="9939802.2799999993" table:style-name="ce17">
            <text:p>9.939.802<text:s/></text:p>
          </table:table-cell>
          <table:table-cell office:value-type="float" office:value="108616301.37" table:style-name="ce17">
            <text:p>108.616.301<text:s/></text:p>
          </table:table-cell>
          <table:table-cell office:value-type="float" office:value="6209522.5800000001" table:style-name="ce17">
            <text:p>6.209.523<text:s/></text:p>
          </table:table-cell>
          <table:table-cell office:value-type="float" office:value="6652049.7699999996" table:style-name="ce17">
            <text:p>6.652.050<text:s/></text:p>
          </table:table-cell>
          <table:table-cell office:value-type="float" office:value="1743487.1800000002" table:style-name="ce17">
            <text:p>1.743.487<text:s/></text:p>
          </table:table-cell>
          <table:table-cell office:value-type="float" office:value="29789915.129999995" table:style-name="ce17">
            <text:p>29.789.915<text:s/></text:p>
          </table:table-cell>
          <table:table-cell office:value-type="float" office:value="2608812.56" table:style-name="ce17">
            <text:p>2.608.813<text:s/></text:p>
          </table:table-cell>
          <table:table-cell office:value-type="float" office:value="3219893.2399999998" table:style-name="ce17">
            <text:p>3.219.893<text:s/></text:p>
          </table:table-cell>
          <table:table-cell office:value-type="float" office:value="3880880.7299999995" table:style-name="ce17">
            <text:p>3.880.881<text:s/></text:p>
          </table:table-cell>
          <table:table-cell office:value-type="float" office:value="1432054" table:style-name="ce17">
            <text:p>1.432.054<text:s/></text:p>
          </table:table-cell>
          <table:table-cell office:value-type="float" office:value="6580722.25" table:style-name="ce17">
            <text:p>6.580.722<text:s/></text:p>
          </table:table-cell>
          <table:table-cell office:value-type="float" office:value="1317679.1000000001" table:style-name="ce17">
            <text:p>1.317.679<text:s/></text:p>
          </table:table-cell>
          <table:table-cell office:value-type="float" office:value="21612889.760000002" table:style-name="ce17">
            <text:p>21.612.890<text:s/></text:p>
          </table:table-cell>
          <table:table-cell office:value-type="float" office:value="93207138.040000007" table:style-name="ce17">
            <text:p>93.207.138<text:s/></text:p>
          </table:table-cell>
          <table:table-cell office:value-type="float" office:value="1705350.06" table:style-name="ce17">
            <text:p>1.705.350<text:s/></text:p>
          </table:table-cell>
          <table:table-cell office:value-type="float" office:value="819151.31" table:style-name="ce17">
            <text:p>819.151<text:s/></text:p>
          </table:table-cell>
          <table:table-cell office:value-type="float" office:value="105747.98999999999" table:style-name="ce17">
            <text:p>105.748<text:s/></text:p>
          </table:table-cell>
          <table:table-cell office:value-type="float" office:value="48841159.729999997" table:style-name="ce17">
            <text:p>48.841.160<text:s/></text:p>
          </table:table-cell>
          <table:table-cell office:value-type="float" office:value="14429531.970000001" table:style-name="ce17">
            <text:p>14.429.532<text:s/></text:p>
          </table:table-cell>
          <table:table-cell office:value-type="float" office:value="1574787.67" table:style-name="ce17">
            <text:p>1.574.788<text:s/></text:p>
          </table:table-cell>
          <table:table-cell office:value-type="float" office:value="447826704.19" table:style-name="ce17">
            <text:p>447.826.704<text:s/></text:p>
          </table:table-cell>
          <table:table-cell office:value-type="float" office:value="660448.9" table:style-name="ce17">
            <text:p>660.449<text:s/></text:p>
          </table:table-cell>
          <table:table-cell office:value-type="float" office:value="831385644.12" table:style-name="ce18">
            <text:p>831.385.6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47803.3" table:style-name="ce17">
            <text:p>347.803<text:s/></text:p>
          </table:table-cell>
          <table:table-cell office:value-type="float" office:value="490466.41" table:style-name="ce17">
            <text:p>490.466<text:s/></text:p>
          </table:table-cell>
          <table:table-cell office:value-type="float" office:value="3871154.13" table:style-name="ce17">
            <text:p>3.871.154<text:s/></text:p>
          </table:table-cell>
          <table:table-cell office:value-type="float" office:value="266921.81" table:style-name="ce17">
            <text:p>266.922<text:s/></text:p>
          </table:table-cell>
          <table:table-cell office:value-type="float" office:value="4037467.7" table:style-name="ce17">
            <text:p>4.037.468<text:s/></text:p>
          </table:table-cell>
          <table:table-cell office:value-type="float" office:value="5688661.8399999999" table:style-name="ce17">
            <text:p>5.688.662<text:s/></text:p>
          </table:table-cell>
          <table:table-cell office:value-type="float" office:value="417811175.37" table:style-name="ce17">
            <text:p>417.811.175<text:s/></text:p>
          </table:table-cell>
          <table:table-cell office:value-type="float" office:value="12436516.83" table:style-name="ce17">
            <text:p>12.436.517<text:s/></text:p>
          </table:table-cell>
          <table:table-cell office:value-type="float" office:value="7353366.0800000001" table:style-name="ce17">
            <text:p>7.353.366<text:s/></text:p>
          </table:table-cell>
          <table:table-cell office:value-type="float" office:value="863484.98" table:style-name="ce17">
            <text:p>863.485<text:s/></text:p>
          </table:table-cell>
          <table:table-cell office:value-type="float" office:value="81078656.939999998" table:style-name="ce17">
            <text:p>81.078.657<text:s/></text:p>
          </table:table-cell>
          <table:table-cell office:value-type="float" office:value="3687140.31" table:style-name="ce17">
            <text:p>3.687.140<text:s/></text:p>
          </table:table-cell>
          <table:table-cell office:value-type="float" office:value="9388921.7100000009" table:style-name="ce17">
            <text:p>9.388.922<text:s/></text:p>
          </table:table-cell>
          <table:table-cell office:value-type="float" office:value="9847615.2200000007" table:style-name="ce17">
            <text:p>9.847.615<text:s/></text:p>
          </table:table-cell>
          <table:table-cell office:value-type="float" office:value="1798685.35" table:style-name="ce17">
            <text:p>1.798.685<text:s/></text:p>
          </table:table-cell>
          <table:table-cell office:value-type="float" office:value="10083747.630000001" table:style-name="ce17">
            <text:p>10.083.748<text:s/></text:p>
          </table:table-cell>
          <table:table-cell office:value-type="float" office:value="388092.84" table:style-name="ce17">
            <text:p>388.093<text:s/></text:p>
          </table:table-cell>
          <table:table-cell office:value-type="float" office:value="54487132.310000002" table:style-name="ce17">
            <text:p>54.487.132<text:s/></text:p>
          </table:table-cell>
          <table:table-cell office:value-type="float" office:value="102865342.8" table:style-name="ce17">
            <text:p>102.865.343<text:s/></text:p>
          </table:table-cell>
          <table:table-cell office:value-type="float" office:value="1241107.1499999999" table:style-name="ce17">
            <text:p>1.241.107<text:s/></text:p>
          </table:table-cell>
          <table:table-cell office:value-type="float" office:value="4720584.45" table:style-name="ce17">
            <text:p>4.720.584<text:s/></text:p>
          </table:table-cell>
          <table:table-cell office:value-type="float" office:value="536578.04" table:style-name="ce17">
            <text:p>536.578<text:s/></text:p>
          </table:table-cell>
          <table:table-cell office:value-type="float" office:value="90411612.540000007" table:style-name="ce17">
            <text:p>90.411.613<text:s/></text:p>
          </table:table-cell>
          <table:table-cell office:value-type="float" office:value="23040802.079999998" table:style-name="ce17">
            <text:p>23.040.802<text:s/></text:p>
          </table:table-cell>
          <table:table-cell office:value-type="float" office:value="3243121.25" table:style-name="ce17">
            <text:p>3.243.121<text:s/></text:p>
          </table:table-cell>
          <table:table-cell office:value-type="float" office:value="2051122281.8299999" table:style-name="ce17">
            <text:p>2.051.122.282<text:s/></text:p>
          </table:table-cell>
          <table:table-cell office:value-type="float" office:value="176825.87" table:style-name="ce17">
            <text:p>176.826<text:s/></text:p>
          </table:table-cell>
          <table:table-cell office:value-type="float" office:value="2901285266.7699995" table:style-name="ce18">
            <text:p>2.901.285.2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9291.48" table:style-name="ce17">
            <text:p>19.291<text:s/></text:p>
          </table:table-cell>
          <table:table-cell office:value-type="float" office:value="48894.45" table:style-name="ce17">
            <text:p>48.894<text:s/></text:p>
          </table:table-cell>
          <table:table-cell office:value-type="float" office:value="22710.04" table:style-name="ce17">
            <text:p>22.710<text:s/></text:p>
          </table:table-cell>
          <table:table-cell office:value-type="float" office:value="22076.73" table:style-name="ce17">
            <text:p>22.077<text:s/></text:p>
          </table:table-cell>
          <table:table-cell office:value-type="float" office:value="417922.37" table:style-name="ce17">
            <text:p>417.922<text:s/></text:p>
          </table:table-cell>
          <table:table-cell office:value-type="float" office:value="329148.52" table:style-name="ce17">
            <text:p>329.149<text:s/></text:p>
          </table:table-cell>
          <table:table-cell office:value-type="float" office:value="51195" table:style-name="ce17">
            <text:p>51.195<text:s/></text:p>
          </table:table-cell>
          <table:table-cell office:value-type="float" office:value="104853.73" table:style-name="ce17">
            <text:p>104.854<text:s/></text:p>
          </table:table-cell>
          <table:table-cell office:value-type="float" office:value="882901.87" table:style-name="ce17">
            <text:p>882.902<text:s/></text:p>
          </table:table-cell>
          <table:table-cell office:value-type="float" office:value="161749.85" table:style-name="ce17">
            <text:p>161.750<text:s/></text:p>
          </table:table-cell>
          <table:table-cell office:value-type="float" office:value="937990.05" table:style-name="ce17">
            <text:p>937.990<text:s/></text:p>
          </table:table-cell>
          <table:table-cell office:value-type="float" office:value="1176822.3899999999" table:style-name="ce17">
            <text:p>1.176.822<text:s/></text:p>
          </table:table-cell>
          <table:table-cell office:value-type="float" office:value="1306994.8500000001" table:style-name="ce17">
            <text:p>1.306.995<text:s/></text:p>
          </table:table-cell>
          <table:table-cell office:value-type="float" office:value="262838.11" table:style-name="ce17">
            <text:p>262.838<text:s/></text:p>
          </table:table-cell>
          <table:table-cell office:value-type="float" office:value="106209.83" table:style-name="ce17">
            <text:p>106.210<text:s/></text:p>
          </table:table-cell>
          <table:table-cell office:value-type="float" office:value="98921.2" table:style-name="ce17">
            <text:p>98.921<text:s/></text:p>
          </table:table-cell>
          <table:table-cell office:value-type="float" office:value="342463.38" table:style-name="ce17">
            <text:p>342.463<text:s/></text:p>
          </table:table-cell>
          <table:table-cell office:value-type="float" office:value="605191.81999999995" table:style-name="ce17">
            <text:p>605.192<text:s/></text:p>
          </table:table-cell>
          <table:table-cell office:value-type="float" office:value="235611.6" table:style-name="ce17">
            <text:p>235.612<text:s/></text:p>
          </table:table-cell>
          <table:table-cell office:value-type="float" office:value="46558.86" table:style-name="ce17">
            <text:p>46.559<text:s/></text:p>
          </table:table-cell>
          <table:table-cell office:value-type="float" office:value="43726.58" table:style-name="ce17">
            <text:p>43.727<text:s/></text:p>
          </table:table-cell>
          <table:table-cell office:value-type="float" office:value="44615.13" table:style-name="ce17">
            <text:p>44.615<text:s/></text:p>
          </table:table-cell>
          <table:table-cell office:value-type="float" office:value="591108.13" table:style-name="ce17">
            <text:p>591.108<text:s/></text:p>
          </table:table-cell>
          <table:table-cell office:value-type="float" office:value="236985.56" table:style-name="ce17">
            <text:p>236.986<text:s/></text:p>
          </table:table-cell>
          <table:table-cell office:value-type="float" office:value="420957.63" table:style-name="ce17">
            <text:p>420.958<text:s/></text:p>
          </table:table-cell>
          <table:table-cell office:value-type="float" office:value="1927278.63" table:style-name="ce17">
            <text:p>1.927.279<text:s/></text:p>
          </table:table-cell>
          <table:table-cell office:value-type="float" office:value="146315.48000000001" table:style-name="ce17">
            <text:p>146.315<text:s/></text:p>
          </table:table-cell>
          <table:table-cell office:value-type="float" office:value="10591333.27" table:style-name="ce18">
            <text:p>10.591.3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618480.3399999999" table:style-name="ce17">
            <text:p>9.618.480<text:s/></text:p>
          </table:table-cell>
          <table:table-cell office:value-type="float" office:value="60439129.859999999" table:style-name="ce17">
            <text:p>60.439.130<text:s/></text:p>
          </table:table-cell>
          <table:table-cell office:value-type="float" office:value="306953869.86000001" table:style-name="ce17">
            <text:p>306.953.870<text:s/></text:p>
          </table:table-cell>
          <table:table-cell office:value-type="float" office:value="47255807.479999997" table:style-name="ce17">
            <text:p>47.255.807<text:s/></text:p>
          </table:table-cell>
          <table:table-cell office:value-type="float" office:value="445844726.75" table:style-name="ce17">
            <text:p>445.844.727<text:s/></text:p>
          </table:table-cell>
          <table:table-cell office:value-type="float" office:value="283643372.57999998" table:style-name="ce17">
            <text:p>283.643.373<text:s/></text:p>
          </table:table-cell>
          <table:table-cell office:value-type="float" office:value="720492902.17000008" table:style-name="ce17">
            <text:p>720.492.902<text:s/></text:p>
          </table:table-cell>
          <table:table-cell office:value-type="float" office:value="291895231.64999998" table:style-name="ce17">
            <text:p>291.895.232<text:s/></text:p>
          </table:table-cell>
          <table:table-cell office:value-type="float" office:value="235976913.56" table:style-name="ce17">
            <text:p>235.976.914<text:s/></text:p>
          </table:table-cell>
          <table:table-cell office:value-type="float" office:value="168019936.43000001" table:style-name="ce17">
            <text:p>168.019.936<text:s/></text:p>
          </table:table-cell>
          <table:table-cell office:value-type="float" office:value="848308334.11000001" table:style-name="ce17">
            <text:p>848.308.334<text:s/></text:p>
          </table:table-cell>
          <table:table-cell office:value-type="float" office:value="67599080.450000003" table:style-name="ce17">
            <text:p>67.599.080<text:s/></text:p>
          </table:table-cell>
          <table:table-cell office:value-type="float" office:value="112209822.37" table:style-name="ce17">
            <text:p>112.209.822<text:s/></text:p>
          </table:table-cell>
          <table:table-cell office:value-type="float" office:value="130971694.43000001" table:style-name="ce17">
            <text:p>130.971.694<text:s/></text:p>
          </table:table-cell>
          <table:table-cell office:value-type="float" office:value="68057220.659999996" table:style-name="ce17">
            <text:p>68.057.221<text:s/></text:p>
          </table:table-cell>
          <table:table-cell office:value-type="float" office:value="393519273.51999998" table:style-name="ce17">
            <text:p>393.519.274<text:s/></text:p>
          </table:table-cell>
          <table:table-cell office:value-type="float" office:value="37356474.649999999" table:style-name="ce17">
            <text:p>37.356.475<text:s/></text:p>
          </table:table-cell>
          <table:table-cell office:value-type="float" office:value="922641386.01999998" table:style-name="ce17">
            <text:p>922.641.386<text:s/></text:p>
          </table:table-cell>
          <table:table-cell office:value-type="float" office:value="4193404197.5799999" table:style-name="ce17">
            <text:p>4.193.404.198<text:s/></text:p>
          </table:table-cell>
          <table:table-cell office:value-type="float" office:value="63662593.969999999" table:style-name="ce17">
            <text:p>63.662.594<text:s/></text:p>
          </table:table-cell>
          <table:table-cell office:value-type="float" office:value="32062986.27" table:style-name="ce17">
            <text:p>32.062.986<text:s/></text:p>
          </table:table-cell>
          <table:table-cell office:value-type="float" office:value="7111981.2199999997" table:style-name="ce17">
            <text:p>7.111.981<text:s/></text:p>
          </table:table-cell>
          <table:table-cell office:value-type="float" office:value="921628880.16999996" table:style-name="ce17">
            <text:p>921.628.880<text:s/></text:p>
          </table:table-cell>
          <table:table-cell office:value-type="float" office:value="863695053.44000006" table:style-name="ce17">
            <text:p>863.695.053<text:s/></text:p>
          </table:table-cell>
          <table:table-cell office:value-type="float" office:value="39141508.789999999" table:style-name="ce17">
            <text:p>39.141.509<text:s/></text:p>
          </table:table-cell>
          <table:table-cell office:value-type="float" office:value="8125150330.3999996" table:style-name="ce17">
            <text:p>8.125.150.330<text:s/></text:p>
          </table:table-cell>
          <table:table-cell office:value-type="float" office:value="23288768.57" table:style-name="ce17">
            <text:p>23.288.769<text:s/></text:p>
          </table:table-cell>
          <table:table-cell office:value-type="float" office:value="19419949957.299999" table:style-name="ce18">
            <text:p>19.419.949.9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6541.95" table:style-name="ce17">
            <text:p>6.542<text:s/></text:p>
          </table:table-cell>
          <table:table-cell office:value-type="float" office:value="58314.18" table:style-name="ce17">
            <text:p>58.314<text:s/></text:p>
          </table:table-cell>
          <table:table-cell office:value-type="float" office:value="169583.59" table:style-name="ce17">
            <text:p>169.584<text:s/></text:p>
          </table:table-cell>
          <table:table-cell office:value-type="float" office:value="33968.949999999997" table:style-name="ce17">
            <text:p>33.969<text:s/></text:p>
          </table:table-cell>
          <table:table-cell office:value-type="float" office:value="2065148.69" table:style-name="ce17">
            <text:p>2.065.149<text:s/></text:p>
          </table:table-cell>
          <table:table-cell office:value-type="float" office:value="20481805.850000001" table:style-name="ce17">
            <text:p>20.481.806<text:s/></text:p>
          </table:table-cell>
          <table:table-cell office:value-type="float" office:value="307111492.79000002" table:style-name="ce17">
            <text:p>307.111.493<text:s/></text:p>
          </table:table-cell>
          <table:table-cell office:value-type="float" office:value="6488906.4699999997" table:style-name="ce17">
            <text:p>6.488.906<text:s/></text:p>
          </table:table-cell>
          <table:table-cell office:value-type="float" office:value="316413.45" table:style-name="ce17">
            <text:p>316.413<text:s/></text:p>
          </table:table-cell>
          <table:table-cell office:value-type="float" office:value="26680.77" table:style-name="ce17">
            <text:p>26.681<text:s/></text:p>
          </table:table-cell>
          <table:table-cell office:value-type="float" office:value="29480709.57" table:style-name="ce17">
            <text:p>29.480.710<text:s/></text:p>
          </table:table-cell>
          <table:table-cell office:value-type="float" office:value="15287.27" table:style-name="ce17">
            <text:p>15.287<text:s/></text:p>
          </table:table-cell>
          <table:table-cell office:value-type="float" office:value="177778.52" table:style-name="ce17">
            <text:p>177.779<text:s/></text:p>
          </table:table-cell>
          <table:table-cell office:value-type="float" office:value="11869017.66" table:style-name="ce17">
            <text:p>11.869.018<text:s/></text:p>
          </table:table-cell>
          <table:table-cell office:value-type="float" office:value="35213.94" table:style-name="ce17">
            <text:p>35.214<text:s/></text:p>
          </table:table-cell>
          <table:table-cell office:value-type="float" office:value="1239067.8500000001" table:style-name="ce17">
            <text:p>1.239.068<text:s/></text:p>
          </table:table-cell>
          <table:table-cell office:value-type="float" office:value="46613.42" table:style-name="ce17">
            <text:p>46.613<text:s/></text:p>
          </table:table-cell>
          <table:table-cell office:value-type="float" office:value="10684811.26" table:style-name="ce17">
            <text:p>10.684.811<text:s/></text:p>
          </table:table-cell>
          <table:table-cell office:value-type="float" office:value="134446698.16" table:style-name="ce17">
            <text:p>134.446.698<text:s/></text:p>
          </table:table-cell>
          <table:table-cell office:value-type="float" office:value="179428.62" table:style-name="ce17">
            <text:p>179.429<text:s/></text:p>
          </table:table-cell>
          <table:table-cell office:value-type="float" office:value="71335.75" table:style-name="ce17">
            <text:p>71.336<text:s/></text:p>
          </table:table-cell>
          <table:table-cell office:value-type="float" office:value="3854.77" table:style-name="ce17">
            <text:p>3.855<text:s/></text:p>
          </table:table-cell>
          <table:table-cell office:value-type="float" office:value="45925171.960000001" table:style-name="ce17">
            <text:p>45.925.172<text:s/></text:p>
          </table:table-cell>
          <table:table-cell office:value-type="float" office:value="1356899.04" table:style-name="ce17">
            <text:p>1.356.899<text:s/></text:p>
          </table:table-cell>
          <table:table-cell office:value-type="float" office:value="1705424.68" table:style-name="ce17">
            <text:p>1.705.425<text:s/></text:p>
          </table:table-cell>
          <table:table-cell office:value-type="float" office:value="1407018737.97" table:style-name="ce17">
            <text:p>1.407.018.738<text:s/></text:p>
          </table:table-cell>
          <table:table-cell office:value-type="float" office:value="10938.86" table:style-name="ce17">
            <text:p>10.939<text:s/></text:p>
          </table:table-cell>
          <table:table-cell office:value-type="float" office:value="1981025845.99" table:style-name="ce18">
            <text:p>1.981.025.8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611938.3900000006" table:style-name="ce17">
            <text:p>9.611.938<text:s/></text:p>
          </table:table-cell>
          <table:table-cell office:value-type="float" office:value="60380815.68" table:style-name="ce17">
            <text:p>60.380.816<text:s/></text:p>
          </table:table-cell>
          <table:table-cell office:value-type="float" office:value="306784286.27000004" table:style-name="ce17">
            <text:p>306.784.286<text:s/></text:p>
          </table:table-cell>
          <table:table-cell office:value-type="float" office:value="47221838.530000001" table:style-name="ce17">
            <text:p>47.221.839<text:s/></text:p>
          </table:table-cell>
          <table:table-cell office:value-type="float" office:value="443779578.06" table:style-name="ce17">
            <text:p>443.779.578<text:s/></text:p>
          </table:table-cell>
          <table:table-cell office:value-type="float" office:value="263161566.72999999" table:style-name="ce17">
            <text:p>263.161.567<text:s/></text:p>
          </table:table-cell>
          <table:table-cell office:value-type="float" office:value="413381409.38" table:style-name="ce17">
            <text:p>413.381.409<text:s/></text:p>
          </table:table-cell>
          <table:table-cell office:value-type="float" office:value="285406325.18000001" table:style-name="ce17">
            <text:p>285.406.325<text:s/></text:p>
          </table:table-cell>
          <table:table-cell office:value-type="float" office:value="235660500.11000001" table:style-name="ce17">
            <text:p>235.660.500<text:s/></text:p>
          </table:table-cell>
          <table:table-cell office:value-type="float" office:value="167993255.66" table:style-name="ce17">
            <text:p>167.993.256<text:s/></text:p>
          </table:table-cell>
          <table:table-cell office:value-type="float" office:value="818827624.53999996" table:style-name="ce17">
            <text:p>818.827.625<text:s/></text:p>
          </table:table-cell>
          <table:table-cell office:value-type="float" office:value="67583793.180000007" table:style-name="ce17">
            <text:p>67.583.793<text:s/></text:p>
          </table:table-cell>
          <table:table-cell office:value-type="float" office:value="112032043.84999999" table:style-name="ce17">
            <text:p>112.032.044<text:s/></text:p>
          </table:table-cell>
          <table:table-cell office:value-type="float" office:value="119102676.77000001" table:style-name="ce17">
            <text:p>119.102.677<text:s/></text:p>
          </table:table-cell>
          <table:table-cell office:value-type="float" office:value="68022006.719999999" table:style-name="ce17">
            <text:p>68.022.007<text:s/></text:p>
          </table:table-cell>
          <table:table-cell office:value-type="float" office:value="392280205.66999996" table:style-name="ce17">
            <text:p>392.280.206<text:s/></text:p>
          </table:table-cell>
          <table:table-cell office:value-type="float" office:value="37309861.230000004" table:style-name="ce17">
            <text:p>37.309.861<text:s/></text:p>
          </table:table-cell>
          <table:table-cell office:value-type="float" office:value="911956574.75999999" table:style-name="ce17">
            <text:p>911.956.575<text:s/></text:p>
          </table:table-cell>
          <table:table-cell office:value-type="float" office:value="4058957499.4199996" table:style-name="ce17">
            <text:p>4.058.957.499<text:s/></text:p>
          </table:table-cell>
          <table:table-cell office:value-type="float" office:value="63483165.350000001" table:style-name="ce17">
            <text:p>63.483.165<text:s/></text:p>
          </table:table-cell>
          <table:table-cell office:value-type="float" office:value="31991650.520000003" table:style-name="ce17">
            <text:p>31.991.651<text:s/></text:p>
          </table:table-cell>
          <table:table-cell office:value-type="float" office:value="7108126.4500000002" table:style-name="ce17">
            <text:p>7.108.126<text:s/></text:p>
          </table:table-cell>
          <table:table-cell office:value-type="float" office:value="875703708.20999992" table:style-name="ce17">
            <text:p>875.703.708<text:s/></text:p>
          </table:table-cell>
          <table:table-cell office:value-type="float" office:value="862338154.39999998" table:style-name="ce17">
            <text:p>862.338.154<text:s/></text:p>
          </table:table-cell>
          <table:table-cell office:value-type="float" office:value="37436084.109999999" table:style-name="ce17">
            <text:p>37.436.084<text:s/></text:p>
          </table:table-cell>
          <table:table-cell office:value-type="float" office:value="6718131592.4300013" table:style-name="ce17">
            <text:p>6.718.131.592<text:s/></text:p>
          </table:table-cell>
          <table:table-cell office:value-type="float" office:value="23277829.710000005" table:style-name="ce17">
            <text:p>23.277.830<text:s/></text:p>
          </table:table-cell>
          <table:table-cell office:value-type="float" office:value="17438924111.310001" table:style-name="ce18">
            <text:p>17.438.924.1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434117.01" table:style-name="ce17">
            <text:p>3.434.117<text:s/></text:p>
          </table:table-cell>
          <table:table-cell office:value-type="float" office:value="18769189.07" table:style-name="ce17">
            <text:p>18.769.189<text:s/></text:p>
          </table:table-cell>
          <table:table-cell office:value-type="float" office:value="79716919.730000004" table:style-name="ce17">
            <text:p>79.716.920<text:s/></text:p>
          </table:table-cell>
          <table:table-cell office:value-type="float" office:value="12728459.6" table:style-name="ce17">
            <text:p>12.728.460<text:s/></text:p>
          </table:table-cell>
          <table:table-cell office:value-type="float" office:value="128717391.48999999" table:style-name="ce17">
            <text:p>128.717.391<text:s/></text:p>
          </table:table-cell>
          <table:table-cell office:value-type="float" office:value="84055722.760000005" table:style-name="ce17">
            <text:p>84.055.723<text:s/></text:p>
          </table:table-cell>
          <table:table-cell office:value-type="float" office:value="343860020.89000005" table:style-name="ce17">
            <text:p>343.860.021<text:s/></text:p>
          </table:table-cell>
          <table:table-cell office:value-type="float" office:value="75076178.719999999" table:style-name="ce17">
            <text:p>75.076.179<text:s/></text:p>
          </table:table-cell>
          <table:table-cell office:value-type="float" office:value="80639747.5" table:style-name="ce17">
            <text:p>80.639.748<text:s/></text:p>
          </table:table-cell>
          <table:table-cell office:value-type="float" office:value="48461961.890000001" table:style-name="ce17">
            <text:p>48.461.962<text:s/></text:p>
          </table:table-cell>
          <table:table-cell office:value-type="float" office:value="288551948.00999999" table:style-name="ce17">
            <text:p>288.551.948<text:s/></text:p>
          </table:table-cell>
          <table:table-cell office:value-type="float" office:value="27720290.91" table:style-name="ce17">
            <text:p>27.720.291<text:s/></text:p>
          </table:table-cell>
          <table:table-cell office:value-type="float" office:value="44564134.259999998" table:style-name="ce17">
            <text:p>44.564.134<text:s/></text:p>
          </table:table-cell>
          <table:table-cell office:value-type="float" office:value="45633905.469999999" table:style-name="ce17">
            <text:p>45.633.905<text:s/></text:p>
          </table:table-cell>
          <table:table-cell office:value-type="float" office:value="22945994.98" table:style-name="ce17">
            <text:p>22.945.995<text:s/></text:p>
          </table:table-cell>
          <table:table-cell office:value-type="float" office:value="110935934.33" table:style-name="ce17">
            <text:p>110.935.934<text:s/></text:p>
          </table:table-cell>
          <table:table-cell office:value-type="float" office:value="19150666.440000001" table:style-name="ce17">
            <text:p>19.150.666<text:s/></text:p>
          </table:table-cell>
          <table:table-cell office:value-type="float" office:value="273245992.99000001" table:style-name="ce17">
            <text:p>273.245.993<text:s/></text:p>
          </table:table-cell>
          <table:table-cell office:value-type="float" office:value="1005571735.3200001" table:style-name="ce17">
            <text:p>1.005.571.735<text:s/></text:p>
          </table:table-cell>
          <table:table-cell office:value-type="float" office:value="24445057.84" table:style-name="ce17">
            <text:p>24.445.058<text:s/></text:p>
          </table:table-cell>
          <table:table-cell office:value-type="float" office:value="13651888.560000001" table:style-name="ce17">
            <text:p>13.651.889<text:s/></text:p>
          </table:table-cell>
          <table:table-cell office:value-type="float" office:value="4836790.05" table:style-name="ce17">
            <text:p>4.836.790<text:s/></text:p>
          </table:table-cell>
          <table:table-cell office:value-type="float" office:value="270901351.13" table:style-name="ce17">
            <text:p>270.901.351<text:s/></text:p>
          </table:table-cell>
          <table:table-cell office:value-type="float" office:value="221907421.86000001" table:style-name="ce17">
            <text:p>221.907.422<text:s/></text:p>
          </table:table-cell>
          <table:table-cell office:value-type="float" office:value="16535045.9" table:style-name="ce17">
            <text:p>16.535.046<text:s/></text:p>
          </table:table-cell>
          <table:table-cell office:value-type="float" office:value="1977920439.72" table:style-name="ce17">
            <text:p>1.977.920.440<text:s/></text:p>
          </table:table-cell>
          <table:table-cell office:value-type="float" office:value="9745014.2300000004" table:style-name="ce17">
            <text:p>9.745.014<text:s/></text:p>
          </table:table-cell>
          <table:table-cell office:value-type="float" office:value="5253723320.6600008" table:style-name="ce18">
            <text:p>5.253.723.3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59.94" table:style-name="ce17">
            <text:p>1.060<text:s/></text:p>
          </table:table-cell>
          <table:table-cell office:value-type="float" office:value="9587.8700000000008" table:style-name="ce17">
            <text:p>9.588<text:s/></text:p>
          </table:table-cell>
          <table:table-cell office:value-type="float" office:value="27491.51" table:style-name="ce17">
            <text:p>27.492<text:s/></text:p>
          </table:table-cell>
          <table:table-cell office:value-type="float" office:value="5199.4799999999996" table:style-name="ce17">
            <text:p>5.199<text:s/></text:p>
          </table:table-cell>
          <table:table-cell office:value-type="float" office:value="335194.48" table:style-name="ce17">
            <text:p>335.194<text:s/></text:p>
          </table:table-cell>
          <table:table-cell office:value-type="float" office:value="3347658.81" table:style-name="ce17">
            <text:p>3.347.659<text:s/></text:p>
          </table:table-cell>
          <table:table-cell office:value-type="float" office:value="51278780.960000001" table:style-name="ce17">
            <text:p>51.278.781<text:s/></text:p>
          </table:table-cell>
          <table:table-cell office:value-type="float" office:value="1076630.29" table:style-name="ce17">
            <text:p>1.076.630<text:s/></text:p>
          </table:table-cell>
          <table:table-cell office:value-type="float" office:value="51065.33" table:style-name="ce17">
            <text:p>51.065<text:s/></text:p>
          </table:table-cell>
          <table:table-cell office:value-type="float" office:value="4157.43" table:style-name="ce17">
            <text:p>4.157<text:s/></text:p>
          </table:table-cell>
          <table:table-cell office:value-type="float" office:value="4943513.9800000004" table:style-name="ce17">
            <text:p>4.943.514<text:s/></text:p>
          </table:table-cell>
          <table:table-cell office:value-type="float" office:value="2760.33" table:style-name="ce17">
            <text:p>2.760<text:s/></text:p>
          </table:table-cell>
          <table:table-cell office:value-type="float" office:value="21194.28" table:style-name="ce17">
            <text:p>21.194<text:s/></text:p>
          </table:table-cell>
          <table:table-cell office:value-type="float" office:value="1929970.25" table:style-name="ce17">
            <text:p>1.929.970<text:s/></text:p>
          </table:table-cell>
          <table:table-cell office:value-type="float" office:value="6063.03" table:style-name="ce17">
            <text:p>6.063<text:s/></text:p>
          </table:table-cell>
          <table:table-cell office:value-type="float" office:value="204120.15" table:style-name="ce17">
            <text:p>204.120<text:s/></text:p>
          </table:table-cell>
          <table:table-cell office:value-type="float" office:value="7926.52" table:style-name="ce17">
            <text:p>7.927<text:s/></text:p>
          </table:table-cell>
          <table:table-cell office:value-type="float" office:value="1728951.6" table:style-name="ce17">
            <text:p>1.728.952<text:s/></text:p>
          </table:table-cell>
          <table:table-cell office:value-type="float" office:value="21696699.129999999" table:style-name="ce17">
            <text:p>21.696.699<text:s/></text:p>
          </table:table-cell>
          <table:table-cell office:value-type="float" office:value="29196.92" table:style-name="ce17">
            <text:p>29.197<text:s/></text:p>
          </table:table-cell>
          <table:table-cell office:value-type="float" office:value="8236.99" table:style-name="ce17">
            <text:p>8.237<text:s/></text:p>
          </table:table-cell>
          <table:table-cell office:value-type="float" office:value="626.4" table:style-name="ce17">
            <text:p>626<text:s/></text:p>
          </table:table-cell>
          <table:table-cell office:value-type="float" office:value="7815777.9800000004" table:style-name="ce17">
            <text:p>7.815.778<text:s/></text:p>
          </table:table-cell>
          <table:table-cell office:value-type="float" office:value="225500.06" table:style-name="ce17">
            <text:p>225.500<text:s/></text:p>
          </table:table-cell>
          <table:table-cell office:value-type="float" office:value="289384.37" table:style-name="ce17">
            <text:p>289.384<text:s/></text:p>
          </table:table-cell>
          <table:table-cell office:value-type="float" office:value="229876441.72" table:style-name="ce17">
            <text:p>229.876.442<text:s/></text:p>
          </table:table-cell>
          <table:table-cell office:value-type="float" office:value="1727.8" table:style-name="ce17">
            <text:p>1.728<text:s/></text:p>
          </table:table-cell>
          <table:table-cell office:value-type="float" office:value="324924917.61000001" table:style-name="ce18">
            <text:p>324.924.9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433057.07" table:style-name="ce17">
            <text:p>3.433.057<text:s/></text:p>
          </table:table-cell>
          <table:table-cell office:value-type="float" office:value="18759601.199999999" table:style-name="ce17">
            <text:p>18.759.601<text:s/></text:p>
          </table:table-cell>
          <table:table-cell office:value-type="float" office:value="79689428.219999984" table:style-name="ce17">
            <text:p>79.689.428<text:s/></text:p>
          </table:table-cell>
          <table:table-cell office:value-type="float" office:value="12723260.119999999" table:style-name="ce17">
            <text:p>12.723.260<text:s/></text:p>
          </table:table-cell>
          <table:table-cell office:value-type="float" office:value="128382197.01000001" table:style-name="ce17">
            <text:p>128.382.197<text:s/></text:p>
          </table:table-cell>
          <table:table-cell office:value-type="float" office:value="80708063.950000003" table:style-name="ce17">
            <text:p>80.708.064<text:s/></text:p>
          </table:table-cell>
          <table:table-cell office:value-type="float" office:value="292581239.93000001" table:style-name="ce17">
            <text:p>292.581.240<text:s/></text:p>
          </table:table-cell>
          <table:table-cell office:value-type="float" office:value="73999548.430000007" table:style-name="ce17">
            <text:p>73.999.548<text:s/></text:p>
          </table:table-cell>
          <table:table-cell office:value-type="float" office:value="80588682.169999987" table:style-name="ce17">
            <text:p>80.588.682<text:s/></text:p>
          </table:table-cell>
          <table:table-cell office:value-type="float" office:value="48457804.460000008" table:style-name="ce17">
            <text:p>48.457.804<text:s/></text:p>
          </table:table-cell>
          <table:table-cell office:value-type="float" office:value="283608434.03000003" table:style-name="ce17">
            <text:p>283.608.434<text:s/></text:p>
          </table:table-cell>
          <table:table-cell office:value-type="float" office:value="27717530.579999998" table:style-name="ce17">
            <text:p>27.717.531<text:s/></text:p>
          </table:table-cell>
          <table:table-cell office:value-type="float" office:value="44542939.979999997" table:style-name="ce17">
            <text:p>44.542.940<text:s/></text:p>
          </table:table-cell>
          <table:table-cell office:value-type="float" office:value="43703935.219999999" table:style-name="ce17">
            <text:p>43.703.935<text:s/></text:p>
          </table:table-cell>
          <table:table-cell office:value-type="float" office:value="22939931.950000003" table:style-name="ce17">
            <text:p>22.939.932<text:s/></text:p>
          </table:table-cell>
          <table:table-cell office:value-type="float" office:value="110731814.18000001" table:style-name="ce17">
            <text:p>110.731.814<text:s/></text:p>
          </table:table-cell>
          <table:table-cell office:value-type="float" office:value="19142739.920000002" table:style-name="ce17">
            <text:p>19.142.740<text:s/></text:p>
          </table:table-cell>
          <table:table-cell office:value-type="float" office:value="271517041.39000005" table:style-name="ce17">
            <text:p>271.517.041<text:s/></text:p>
          </table:table-cell>
          <table:table-cell office:value-type="float" office:value="983875036.18999994" table:style-name="ce17">
            <text:p>983.875.036<text:s/></text:p>
          </table:table-cell>
          <table:table-cell office:value-type="float" office:value="24415860.920000002" table:style-name="ce17">
            <text:p>24.415.861<text:s/></text:p>
          </table:table-cell>
          <table:table-cell office:value-type="float" office:value="13643651.569999998" table:style-name="ce17">
            <text:p>13.643.652<text:s/></text:p>
          </table:table-cell>
          <table:table-cell office:value-type="float" office:value="4836163.6499999994" table:style-name="ce17">
            <text:p>4.836.164<text:s/></text:p>
          </table:table-cell>
          <table:table-cell office:value-type="float" office:value="263085573.14999998" table:style-name="ce17">
            <text:p>263.085.573<text:s/></text:p>
          </table:table-cell>
          <table:table-cell office:value-type="float" office:value="221681921.80000004" table:style-name="ce17">
            <text:p>221.681.922<text:s/></text:p>
          </table:table-cell>
          <table:table-cell office:value-type="float" office:value="16245661.529999999" table:style-name="ce17">
            <text:p>16.245.662<text:s/></text:p>
          </table:table-cell>
          <table:table-cell office:value-type="float" office:value="1748043997.9999998" table:style-name="ce17">
            <text:p>1.748.043.998<text:s/></text:p>
          </table:table-cell>
          <table:table-cell office:value-type="float" office:value="9743286.4299999997" table:style-name="ce17">
            <text:p>9.743.286<text:s/></text:p>
          </table:table-cell>
          <table:table-cell office:value-type="float" office:value="4928798403.0500011" table:style-name="ce18">
            <text:p>4.928.798.4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433740.95" table:style-name="ce17">
            <text:p>3.433.741<text:s/></text:p>
          </table:table-cell>
          <table:table-cell office:value-type="float" office:value="11489425.67" table:style-name="ce17">
            <text:p>11.489.426<text:s/></text:p>
          </table:table-cell>
          <table:table-cell office:value-type="float" office:value="65816792.359999999" table:style-name="ce17">
            <text:p>65.816.792<text:s/></text:p>
          </table:table-cell>
          <table:table-cell office:value-type="float" office:value="2483526.92" table:style-name="ce17">
            <text:p>2.483.527<text:s/></text:p>
          </table:table-cell>
          <table:table-cell office:value-type="float" office:value="125841045.86" table:style-name="ce17">
            <text:p>125.841.046<text:s/></text:p>
          </table:table-cell>
          <table:table-cell office:value-type="float" office:value="77243525" table:style-name="ce17">
            <text:p>77.243.525<text:s/></text:p>
          </table:table-cell>
          <table:table-cell office:value-type="float" office:value="425190031.70999998" table:style-name="ce17">
            <text:p>425.190.032<text:s/></text:p>
          </table:table-cell>
          <table:table-cell office:value-type="float" office:value="57063468.649999999" table:style-name="ce17">
            <text:p>57.063.469<text:s/></text:p>
          </table:table-cell>
          <table:table-cell office:value-type="float" office:value="56617846.759999998" table:style-name="ce17">
            <text:p>56.617.847<text:s/></text:p>
          </table:table-cell>
          <table:table-cell office:value-type="float" office:value="23119128.25" table:style-name="ce17">
            <text:p>23.119.128<text:s/></text:p>
          </table:table-cell>
          <table:table-cell office:value-type="float" office:value="227508190.24000001" table:style-name="ce17">
            <text:p>227.508.190<text:s/></text:p>
          </table:table-cell>
          <table:table-cell office:value-type="float" office:value="23465193.870000001" table:style-name="ce17">
            <text:p>23.465.194<text:s/></text:p>
          </table:table-cell>
          <table:table-cell office:value-type="float" office:value="35147500.520000003" table:style-name="ce17">
            <text:p>35.147.501<text:s/></text:p>
          </table:table-cell>
          <table:table-cell office:value-type="float" office:value="48281589.619999997" table:style-name="ce17">
            <text:p>48.281.590<text:s/></text:p>
          </table:table-cell>
          <table:table-cell office:value-type="float" office:value="22627656.350000001" table:style-name="ce17">
            <text:p>22.627.656<text:s/></text:p>
          </table:table-cell>
          <table:table-cell office:value-type="float" office:value="78992120.859999999" table:style-name="ce17">
            <text:p>78.992.121<text:s/></text:p>
          </table:table-cell>
          <table:table-cell office:value-type="float" office:value="13383564.869999999" table:style-name="ce17">
            <text:p>13.383.565<text:s/></text:p>
          </table:table-cell>
          <table:table-cell office:value-type="float" office:value="202380308.56999999" table:style-name="ce17">
            <text:p>202.380.309<text:s/></text:p>
          </table:table-cell>
          <table:table-cell office:value-type="float" office:value="590720669.36000001" table:style-name="ce17">
            <text:p>590.720.669<text:s/></text:p>
          </table:table-cell>
          <table:table-cell office:value-type="float" office:value="19877880.969999999" table:style-name="ce17">
            <text:p>19.877.881<text:s/></text:p>
          </table:table-cell>
          <table:table-cell office:value-type="float" office:value="8742852.5199999996" table:style-name="ce17">
            <text:p>8.742.853<text:s/></text:p>
          </table:table-cell>
          <table:table-cell office:value-type="float" office:value="3161262.71" table:style-name="ce17">
            <text:p>3.161.263<text:s/></text:p>
          </table:table-cell>
          <table:table-cell office:value-type="float" office:value="189109662.08000001" table:style-name="ce17">
            <text:p>189.109.662<text:s/></text:p>
          </table:table-cell>
          <table:table-cell office:value-type="float" office:value="150717386.78" table:style-name="ce17">
            <text:p>150.717.387<text:s/></text:p>
          </table:table-cell>
          <table:table-cell office:value-type="float" office:value="15560654.890000001" table:style-name="ce17">
            <text:p>15.560.655<text:s/></text:p>
          </table:table-cell>
          <table:table-cell office:value-type="float" office:value="2763218007.9499998" table:style-name="ce17">
            <text:p>2.763.218.008<text:s/></text:p>
          </table:table-cell>
          <table:table-cell office:value-type="float" office:value="22510126.780000001" table:style-name="ce17">
            <text:p>22.510.127<text:s/></text:p>
          </table:table-cell>
          <table:table-cell office:value-type="float" office:value="5263703161.0699987" table:style-name="ce18">
            <text:p>5.263.703.1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7.26" table:style-name="ce17">
            <text:p>27<text:s/></text:p>
          </table:table-cell>
          <table:table-cell office:value-type="float" office:value="6676.44" table:style-name="ce17">
            <text:p>6.676<text:s/></text:p>
          </table:table-cell>
          <table:table-cell office:value-type="float" office:value="148494.31" table:style-name="ce17">
            <text:p>148.494<text:s/></text:p>
          </table:table-cell>
          <table:table-cell office:value-type="float" office:value="3821.17" table:style-name="ce17">
            <text:p>3.821<text:s/></text:p>
          </table:table-cell>
          <table:table-cell office:value-type="float" office:value="1338836.96" table:style-name="ce17">
            <text:p>1.338.837<text:s/></text:p>
          </table:table-cell>
          <table:table-cell office:value-type="float" office:value="12485990.119999999" table:style-name="ce17">
            <text:p>12.485.990<text:s/></text:p>
          </table:table-cell>
          <table:table-cell office:value-type="float" office:value="267463576.97" table:style-name="ce17">
            <text:p>267.463.577<text:s/></text:p>
          </table:table-cell>
          <table:table-cell office:value-type="float" office:value="5264231.71" table:style-name="ce17">
            <text:p>5.264.232<text:s/></text:p>
          </table:table-cell>
          <table:table-cell office:value-type="float" office:value="164276.16" table:style-name="ce17">
            <text:p>164.276<text:s/></text:p>
          </table:table-cell>
          <table:table-cell office:value-type="float" office:value="166.32" table:style-name="ce17">
            <text:p>166<text:s/></text:p>
          </table:table-cell>
          <table:table-cell office:value-type="float" office:value="9094048.5299999993" table:style-name="ce17">
            <text:p>9.094.049<text:s/></text:p>
          </table:table-cell>
          <table:table-cell office:value-type="float" office:value="113494.49" table:style-name="ce17">
            <text:p>113.494<text:s/></text:p>
          </table:table-cell>
          <table:table-cell office:value-type="float" office:value="288170.78999999998" table:style-name="ce17">
            <text:p>288.171<text:s/></text:p>
          </table:table-cell>
          <table:table-cell office:value-type="float" office:value="13966696.279999999" table:style-name="ce17">
            <text:p>13.966.696<text:s/></text:p>
          </table:table-cell>
          <table:table-cell office:value-type="float" office:value="5763.41" table:style-name="ce17">
            <text:p>5.763<text:s/></text:p>
          </table:table-cell>
          <table:table-cell office:value-type="float" office:value="4494027.0999999996" table:style-name="ce17">
            <text:p>4.494.027<text:s/></text:p>
          </table:table-cell>
          <table:table-cell office:value-type="float" office:value="1075.95" table:style-name="ce17">
            <text:p>1.076<text:s/></text:p>
          </table:table-cell>
          <table:table-cell office:value-type="float" office:value="12998480.529999999" table:style-name="ce17">
            <text:p>12.998.481<text:s/></text:p>
          </table:table-cell>
          <table:table-cell office:value-type="float" office:value="155145890.33000001" table:style-name="ce17">
            <text:p>155.145.890<text:s/></text:p>
          </table:table-cell>
          <table:table-cell office:value-type="float" office:value="66015.87" table:style-name="ce17">
            <text:p>66.016<text:s/></text:p>
          </table:table-cell>
          <table:table-cell office:value-type="float" office:value="26135.83" table:style-name="ce17">
            <text:p>26.1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278910.34" table:style-name="ce17">
            <text:p>13.278.910<text:s/></text:p>
          </table:table-cell>
          <table:table-cell office:value-type="float" office:value="1211627.69" table:style-name="ce17">
            <text:p>1.211.628<text:s/></text:p>
          </table:table-cell>
          <table:table-cell office:value-type="float" office:value="2470744.71" table:style-name="ce17">
            <text:p>2.470.745<text:s/></text:p>
          </table:table-cell>
          <table:table-cell office:value-type="float" office:value="829720518.04999995" table:style-name="ce17">
            <text:p>829.720.518<text:s/></text:p>
          </table:table-cell>
          <table:table-cell office:value-type="float" office:value="6558.56" table:style-name="ce17">
            <text:p>6.559<text:s/></text:p>
          </table:table-cell>
          <table:table-cell office:value-type="float" office:value="1329764255.8799999" table:style-name="ce18">
            <text:p>1.329.764.2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433713.69" table:style-name="ce17">
            <text:p>3.433.714<text:s/></text:p>
          </table:table-cell>
          <table:table-cell office:value-type="float" office:value="11482749.23" table:style-name="ce17">
            <text:p>11.482.749<text:s/></text:p>
          </table:table-cell>
          <table:table-cell office:value-type="float" office:value="65668298.050000004" table:style-name="ce17">
            <text:p>65.668.298<text:s/></text:p>
          </table:table-cell>
          <table:table-cell office:value-type="float" office:value="2479705.75" table:style-name="ce17">
            <text:p>2.479.706<text:s/></text:p>
          </table:table-cell>
          <table:table-cell office:value-type="float" office:value="124502208.90000001" table:style-name="ce17">
            <text:p>124.502.209<text:s/></text:p>
          </table:table-cell>
          <table:table-cell office:value-type="float" office:value="64757534.879999995" table:style-name="ce17">
            <text:p>64.757.535<text:s/></text:p>
          </table:table-cell>
          <table:table-cell office:value-type="float" office:value="157726454.73999998" table:style-name="ce17">
            <text:p>157.726.455<text:s/></text:p>
          </table:table-cell>
          <table:table-cell office:value-type="float" office:value="51799236.940000005" table:style-name="ce17">
            <text:p>51.799.237<text:s/></text:p>
          </table:table-cell>
          <table:table-cell office:value-type="float" office:value="56453570.600000001" table:style-name="ce17">
            <text:p>56.453.571<text:s/></text:p>
          </table:table-cell>
          <table:table-cell office:value-type="float" office:value="23118961.93" table:style-name="ce17">
            <text:p>23.118.962<text:s/></text:p>
          </table:table-cell>
          <table:table-cell office:value-type="float" office:value="218414141.71000001" table:style-name="ce17">
            <text:p>218.414.142<text:s/></text:p>
          </table:table-cell>
          <table:table-cell office:value-type="float" office:value="23351699.379999999" table:style-name="ce17">
            <text:p>23.351.699<text:s/></text:p>
          </table:table-cell>
          <table:table-cell office:value-type="float" office:value="34859329.729999997" table:style-name="ce17">
            <text:p>34.859.330<text:s/></text:p>
          </table:table-cell>
          <table:table-cell office:value-type="float" office:value="34314893.339999996" table:style-name="ce17">
            <text:p>34.314.893<text:s/></text:p>
          </table:table-cell>
          <table:table-cell office:value-type="float" office:value="22621892.939999998" table:style-name="ce17">
            <text:p>22.621.893<text:s/></text:p>
          </table:table-cell>
          <table:table-cell office:value-type="float" office:value="74498093.760000005" table:style-name="ce17">
            <text:p>74.498.094<text:s/></text:p>
          </table:table-cell>
          <table:table-cell office:value-type="float" office:value="13382488.92" table:style-name="ce17">
            <text:p>13.382.489<text:s/></text:p>
          </table:table-cell>
          <table:table-cell office:value-type="float" office:value="189381828.03999999" table:style-name="ce17">
            <text:p>189.381.828<text:s/></text:p>
          </table:table-cell>
          <table:table-cell office:value-type="float" office:value="435574779.03000003" table:style-name="ce17">
            <text:p>435.574.779<text:s/></text:p>
          </table:table-cell>
          <table:table-cell office:value-type="float" office:value="19811865.099999998" table:style-name="ce17">
            <text:p>19.811.865<text:s/></text:p>
          </table:table-cell>
          <table:table-cell office:value-type="float" office:value="8716716.6900000013" table:style-name="ce17">
            <text:p>8.716.717<text:s/></text:p>
          </table:table-cell>
          <table:table-cell office:value-type="float" office:value="3161262.71" table:style-name="ce17">
            <text:p>3.161.263<text:s/></text:p>
          </table:table-cell>
          <table:table-cell office:value-type="float" office:value="175830751.74000001" table:style-name="ce17">
            <text:p>175.830.752<text:s/></text:p>
          </table:table-cell>
          <table:table-cell office:value-type="float" office:value="149505759.09" table:style-name="ce17">
            <text:p>149.505.759<text:s/></text:p>
          </table:table-cell>
          <table:table-cell office:value-type="float" office:value="13089910.18" table:style-name="ce17">
            <text:p>13.089.910<text:s/></text:p>
          </table:table-cell>
          <table:table-cell office:value-type="float" office:value="1933497489.8999999" table:style-name="ce17">
            <text:p>1.933.497.490<text:s/></text:p>
          </table:table-cell>
          <table:table-cell office:value-type="float" office:value="22503568.219999999" table:style-name="ce17">
            <text:p>22.503.568<text:s/></text:p>
          </table:table-cell>
          <table:table-cell office:value-type="float" office:value="3933938905.1899996" table:style-name="ce18">
            <text:p>3.933.938.9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5245.59" table:style-name="ce17">
            <text:p>5.246<text:s/></text:p>
          </table:table-cell>
          <table:table-cell office:value-type="float" office:value="5204906.05" table:style-name="ce17">
            <text:p>5.204.906<text:s/></text:p>
          </table:table-cell>
          <table:table-cell office:value-type="float" office:value="5957300" table:style-name="ce17">
            <text:p>5.957.300<text:s/></text:p>
          </table:table-cell>
          <table:table-cell office:value-type="float" office:value="12496488.98" table:style-name="ce17">
            <text:p>12.496.489<text:s/></text:p>
          </table:table-cell>
          <table:table-cell office:value-type="float" office:value="2980473.6" table:style-name="ce17">
            <text:p>2.980.474<text:s/></text:p>
          </table:table-cell>
          <table:table-cell office:value-type="float" office:value="449.07" table:style-name="ce17">
            <text:p>449<text:s/></text:p>
          </table:table-cell>
          <table:table-cell office:value-type="float" office:value="29275.09" table:style-name="ce17">
            <text:p>29.275<text:s/></text:p>
          </table:table-cell>
          <table:table-cell office:value-type="float" office:value="0.8" table:style-name="ce17">
            <text:p>1<text:s/></text:p>
          </table:table-cell>
          <table:table-cell office:value-type="float" office:value="11605053.359999999" table:style-name="ce17">
            <text:p>11.605.053<text:s/></text:p>
          </table:table-cell>
          <table:table-cell office:value-type="float" office:value="172.88" table:style-name="ce17">
            <text:p>173<text:s/></text:p>
          </table:table-cell>
          <table:table-cell office:value-type="float" office:value="30000" table:style-name="ce17">
            <text:p>30.000<text:s/></text:p>
          </table:table-cell>
          <table:table-cell office:value-type="float" office:value="206333.66" table:style-name="ce17">
            <text:p>206.334<text:s/></text:p>
          </table:table-cell>
          <table:table-cell office:value-type="float" office:value="2798688.35" table:style-name="ce17">
            <text:p>2.798.6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940703.9000000004" table:style-name="ce17">
            <text:p>7.940.7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199064.57" table:style-name="ce17">
            <text:p>21.199.065<text:s/></text:p>
          </table:table-cell>
          <table:table-cell office:value-type="float" office:value="319386551.29000002" table:style-name="ce17">
            <text:p>319.386.5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358872.6299999999" table:style-name="ce17">
            <text:p>7.358.873<text:s/></text:p>
          </table:table-cell>
          <table:table-cell office:value-type="float" office:value="152.32" table:style-name="ce17">
            <text:p>15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438126.649999999" table:style-name="ce17">
            <text:p>20.438.1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7637858.79000002" table:style-name="ce18">
            <text:p>417.637.8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367604.1500000004" table:style-name="ce17">
            <text:p>6.367.604<text:s/></text:p>
          </table:table-cell>
          <table:table-cell office:value-type="float" office:value="20895976.59" table:style-name="ce17">
            <text:p>20.895.977<text:s/></text:p>
          </table:table-cell>
          <table:table-cell office:value-type="float" office:value="17697165.5" table:style-name="ce17">
            <text:p>17.697.166<text:s/></text:p>
          </table:table-cell>
          <table:table-cell office:value-type="float" office:value="19629193.510000002" table:style-name="ce17">
            <text:p>19.629.194<text:s/></text:p>
          </table:table-cell>
          <table:table-cell office:value-type="float" office:value="54926255.469999999" table:style-name="ce17">
            <text:p>54.926.255<text:s/></text:p>
          </table:table-cell>
          <table:table-cell office:value-type="float" office:value="42859141.340000004" table:style-name="ce17">
            <text:p>42.859.141<text:s/></text:p>
          </table:table-cell>
          <table:table-cell office:value-type="float" office:value="1354310603.4400001" table:style-name="ce17">
            <text:p>1.354.310.603<text:s/></text:p>
          </table:table-cell>
          <table:table-cell office:value-type="float" office:value="27761723.879999999" table:style-name="ce17">
            <text:p>27.761.724<text:s/></text:p>
          </table:table-cell>
          <table:table-cell office:value-type="float" office:value="36730254.049999997" table:style-name="ce17">
            <text:p>36.730.254<text:s/></text:p>
          </table:table-cell>
          <table:table-cell office:value-type="float" office:value="28302477.050000001" table:style-name="ce17">
            <text:p>28.302.477<text:s/></text:p>
          </table:table-cell>
          <table:table-cell office:value-type="float" office:value="140777653.13999999" table:style-name="ce17">
            <text:p>140.777.653<text:s/></text:p>
          </table:table-cell>
          <table:table-cell office:value-type="float" office:value="20822256.039999999" table:style-name="ce17">
            <text:p>20.822.256<text:s/></text:p>
          </table:table-cell>
          <table:table-cell office:value-type="float" office:value="23980705.309999999" table:style-name="ce17">
            <text:p>23.980.705<text:s/></text:p>
          </table:table-cell>
          <table:table-cell office:value-type="float" office:value="39022832.960000001" table:style-name="ce17">
            <text:p>39.022.833<text:s/></text:p>
          </table:table-cell>
          <table:table-cell office:value-type="float" office:value="44390446.329999998" table:style-name="ce17">
            <text:p>44.390.446<text:s/></text:p>
          </table:table-cell>
          <table:table-cell office:value-type="float" office:value="62259892.369999997" table:style-name="ce17">
            <text:p>62.259.892<text:s/></text:p>
          </table:table-cell>
          <table:table-cell office:value-type="float" office:value="18756406.350000001" table:style-name="ce17">
            <text:p>18.756.406<text:s/></text:p>
          </table:table-cell>
          <table:table-cell office:value-type="float" office:value="63574145.899999999" table:style-name="ce17">
            <text:p>63.574.146<text:s/></text:p>
          </table:table-cell>
          <table:table-cell office:value-type="float" office:value="245149889.25" table:style-name="ce17">
            <text:p>245.149.889<text:s/></text:p>
          </table:table-cell>
          <table:table-cell office:value-type="float" office:value="34480119.93" table:style-name="ce17">
            <text:p>34.480.120<text:s/></text:p>
          </table:table-cell>
          <table:table-cell office:value-type="float" office:value="20110650.23" table:style-name="ce17">
            <text:p>20.110.650<text:s/></text:p>
          </table:table-cell>
          <table:table-cell office:value-type="float" office:value="13209751.310000001" table:style-name="ce17">
            <text:p>13.209.751<text:s/></text:p>
          </table:table-cell>
          <table:table-cell office:value-type="float" office:value="103520517.98999999" table:style-name="ce17">
            <text:p>103.520.518<text:s/></text:p>
          </table:table-cell>
          <table:table-cell office:value-type="float" office:value="49158311.600000001" table:style-name="ce17">
            <text:p>49.158.312<text:s/></text:p>
          </table:table-cell>
          <table:table-cell office:value-type="float" office:value="16168460.710000001" table:style-name="ce17">
            <text:p>16.168.461<text:s/></text:p>
          </table:table-cell>
          <table:table-cell office:value-type="float" office:value="127812640.16" table:style-name="ce17">
            <text:p>127.812.640<text:s/></text:p>
          </table:table-cell>
          <table:table-cell office:value-type="float" office:value="9142380.5899999999" table:style-name="ce17">
            <text:p>9.142.381<text:s/></text:p>
          </table:table-cell>
          <table:table-cell office:value-type="float" office:value="2641817455.1499991" table:style-name="ce18">
            <text:p>2.641.817.4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978432.8599999999" table:style-name="ce17">
            <text:p>1.978.433<text:s/></text:p>
          </table:table-cell>
          <table:table-cell office:value-type="float" office:value="11212777.1" table:style-name="ce17">
            <text:p>11.212.777<text:s/></text:p>
          </table:table-cell>
          <table:table-cell office:value-type="float" office:value="24754698.280000001" table:style-name="ce17">
            <text:p>24.754.698<text:s/></text:p>
          </table:table-cell>
          <table:table-cell office:value-type="float" office:value="2339488.2999999998" table:style-name="ce17">
            <text:p>2.339.488<text:s/></text:p>
          </table:table-cell>
          <table:table-cell office:value-type="float" office:value="20584430.109999999" table:style-name="ce17">
            <text:p>20.584.430<text:s/></text:p>
          </table:table-cell>
          <table:table-cell office:value-type="float" office:value="52015248.780000001" table:style-name="ce17">
            <text:p>52.015.249<text:s/></text:p>
          </table:table-cell>
          <table:table-cell office:value-type="float" office:value="469087150.22999996" table:style-name="ce17">
            <text:p>469.087.150<text:s/></text:p>
          </table:table-cell>
          <table:table-cell office:value-type="float" office:value="26685668.620000001" table:style-name="ce17">
            <text:p>26.685.669<text:s/></text:p>
          </table:table-cell>
          <table:table-cell office:value-type="float" office:value="40904192.990000002" table:style-name="ce17">
            <text:p>40.904.193<text:s/></text:p>
          </table:table-cell>
          <table:table-cell office:value-type="float" office:value="7315583.2000000002" table:style-name="ce17">
            <text:p>7.315.583<text:s/></text:p>
          </table:table-cell>
          <table:table-cell office:value-type="float" office:value="81128494.290000007" table:style-name="ce17">
            <text:p>81.128.494<text:s/></text:p>
          </table:table-cell>
          <table:table-cell office:value-type="float" office:value="14948605.780000001" table:style-name="ce17">
            <text:p>14.948.606<text:s/></text:p>
          </table:table-cell>
          <table:table-cell office:value-type="float" office:value="16821204.650000002" table:style-name="ce17">
            <text:p>16.821.205<text:s/></text:p>
          </table:table-cell>
          <table:table-cell office:value-type="float" office:value="16508126.35" table:style-name="ce17">
            <text:p>16.508.126<text:s/></text:p>
          </table:table-cell>
          <table:table-cell office:value-type="float" office:value="15668040.390000001" table:style-name="ce17">
            <text:p>15.668.040<text:s/></text:p>
          </table:table-cell>
          <table:table-cell office:value-type="float" office:value="26995455.640000001" table:style-name="ce17">
            <text:p>26.995.456<text:s/></text:p>
          </table:table-cell>
          <table:table-cell office:value-type="float" office:value="9468479.8800000008" table:style-name="ce17">
            <text:p>9.468.480<text:s/></text:p>
          </table:table-cell>
          <table:table-cell office:value-type="float" office:value="105764572.56" table:style-name="ce17">
            <text:p>105.764.573<text:s/></text:p>
          </table:table-cell>
          <table:table-cell office:value-type="float" office:value="868039855.19999993" table:style-name="ce17">
            <text:p>868.039.855<text:s/></text:p>
          </table:table-cell>
          <table:table-cell office:value-type="float" office:value="7984941.1399999997" table:style-name="ce17">
            <text:p>7.984.941<text:s/></text:p>
          </table:table-cell>
          <table:table-cell office:value-type="float" office:value="5929216.1600000001" table:style-name="ce17">
            <text:p>5.929.216<text:s/></text:p>
          </table:table-cell>
          <table:table-cell office:value-type="float" office:value="3068571.07" table:style-name="ce17">
            <text:p>3.068.571<text:s/></text:p>
          </table:table-cell>
          <table:table-cell office:value-type="float" office:value="71162187.269999996" table:style-name="ce17">
            <text:p>71.162.187<text:s/></text:p>
          </table:table-cell>
          <table:table-cell office:value-type="float" office:value="68913099.429999992" table:style-name="ce17">
            <text:p>68.913.099<text:s/></text:p>
          </table:table-cell>
          <table:table-cell office:value-type="float" office:value="5832929.2999999998" table:style-name="ce17">
            <text:p>5.832.929<text:s/></text:p>
          </table:table-cell>
          <table:table-cell office:value-type="float" office:value="925077883.08999991" table:style-name="ce17">
            <text:p>925.077.883<text:s/></text:p>
          </table:table-cell>
          <table:table-cell office:value-type="float" office:value="4137241.1399999997" table:style-name="ce17">
            <text:p>4.137.241<text:s/></text:p>
          </table:table-cell>
          <table:table-cell office:value-type="float" office:value="2904326573.8099999" table:style-name="ce18">
            <text:p>2.904.326.574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0817834.43" table:style-name="ce21">
            <text:p>40.817.834<text:s/></text:p>
          </table:table-cell>
          <table:table-cell office:value-type="float" office:value="188433329.85000002" table:style-name="ce21">
            <text:p>188.433.330<text:s/></text:p>
          </table:table-cell>
          <table:table-cell office:value-type="float" office:value="756607973.49000001" table:style-name="ce21">
            <text:p>756.607.973<text:s/></text:p>
          </table:table-cell>
          <table:table-cell office:value-type="float" office:value="101711457.28" table:style-name="ce21">
            <text:p>101.711.457<text:s/></text:p>
          </table:table-cell>
          <table:table-cell office:value-type="float" office:value="1351557414.2199998" table:style-name="ce21">
            <text:p>1.351.557.414<text:s/></text:p>
          </table:table-cell>
          <table:table-cell office:value-type="float" office:value="904762888.33000004" table:style-name="ce21">
            <text:p>904.762.888<text:s/></text:p>
          </table:table-cell>
          <table:table-cell office:value-type="float" office:value="7532091014.1399994" table:style-name="ce21">
            <text:p>7.532.091.014<text:s/></text:p>
          </table:table-cell>
          <table:table-cell office:value-type="float" office:value="953908606.13999999" table:style-name="ce21">
            <text:p>953.908.606<text:s/></text:p>
          </table:table-cell>
          <table:table-cell office:value-type="float" office:value="769099882.92999995" table:style-name="ce21">
            <text:p>769.099.883<text:s/></text:p>
          </table:table-cell>
          <table:table-cell office:value-type="float" office:value="384828716.43999994" table:style-name="ce21">
            <text:p>384.828.716<text:s/></text:p>
          </table:table-cell>
          <table:table-cell office:value-type="float" office:value="3269837648.71" table:style-name="ce21">
            <text:p>3.269.837.649<text:s/></text:p>
          </table:table-cell>
          <table:table-cell office:value-type="float" office:value="265902759.25" table:style-name="ce21">
            <text:p>265.902.759<text:s/></text:p>
          </table:table-cell>
          <table:table-cell office:value-type="float" office:value="393416578.13999999" table:style-name="ce21">
            <text:p>393.416.578<text:s/></text:p>
          </table:table-cell>
          <table:table-cell office:value-type="float" office:value="471117938.70000005" table:style-name="ce21">
            <text:p>471.117.939<text:s/></text:p>
          </table:table-cell>
          <table:table-cell office:value-type="float" office:value="285230063.74000001" table:style-name="ce21">
            <text:p>285.230.064<text:s/></text:p>
          </table:table-cell>
          <table:table-cell office:value-type="float" office:value="1179793933.1300001" table:style-name="ce21">
            <text:p>1.179.793.933<text:s/></text:p>
          </table:table-cell>
          <table:table-cell office:value-type="float" office:value="155238073.16" table:style-name="ce21">
            <text:p>155.238.073<text:s/></text:p>
          </table:table-cell>
          <table:table-cell office:value-type="float" office:value="2894126061.77" table:style-name="ce21">
            <text:p>2.894.126.062<text:s/></text:p>
          </table:table-cell>
          <table:table-cell office:value-type="float" office:value="11347009476.09" table:style-name="ce21">
            <text:p>11.347.009.476<text:s/></text:p>
          </table:table-cell>
          <table:table-cell office:value-type="float" office:value="239827637.61000001" table:style-name="ce21">
            <text:p>239.827.638<text:s/></text:p>
          </table:table-cell>
          <table:table-cell office:value-type="float" office:value="125619995.48000002" table:style-name="ce21">
            <text:p>125.619.995<text:s/></text:p>
          </table:table-cell>
          <table:table-cell office:value-type="float" office:value="45124209.530000001" table:style-name="ce21">
            <text:p>45.124.210<text:s/></text:p>
          </table:table-cell>
          <table:table-cell office:value-type="float" office:value="3113725267.0900002" table:style-name="ce21">
            <text:p>3.113.725.267<text:s/></text:p>
          </table:table-cell>
          <table:table-cell office:value-type="float" office:value="2705944296.0599999" table:style-name="ce21">
            <text:p>2.705.944.296<text:s/></text:p>
          </table:table-cell>
          <table:table-cell office:value-type="float" office:value="162355573.49000001" table:style-name="ce21">
            <text:p>162.355.573<text:s/></text:p>
          </table:table-cell>
          <table:table-cell office:value-type="float" office:value="31215088934.890003" table:style-name="ce21">
            <text:p>31.215.088.935<text:s/></text:p>
          </table:table-cell>
          <table:table-cell office:value-type="float" office:value="137956517.18000001" table:style-name="ce21">
            <text:p>137.956.517<text:s/></text:p>
          </table:table-cell>
          <table:table-cell office:value-type="float" office:value="70991134081.269989" table:style-name="ce22">
            <text:p>70.991.134.081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1973814.108989432" table:style-name="ce25">
            <text:p>61.973.814<text:s/></text:p>
          </table:table-cell>
          <table:table-cell office:value-type="float" office:value="163428428.98383725" table:style-name="ce25">
            <text:p>163.428.429<text:s/></text:p>
          </table:table-cell>
          <table:table-cell office:value-type="float" office:value="235948266.6682249" table:style-name="ce25">
            <text:p>235.948.267<text:s/></text:p>
          </table:table-cell>
          <table:table-cell office:value-type="float" office:value="35687092.622165151" table:style-name="ce25">
            <text:p>35.687.093<text:s/></text:p>
          </table:table-cell>
          <table:table-cell office:value-type="float" office:value="956204236.02381694" table:style-name="ce25">
            <text:p>956.204.236<text:s/></text:p>
          </table:table-cell>
          <table:table-cell office:value-type="float" office:value="660483420.84619081" table:style-name="ce25">
            <text:p>660.483.421<text:s/></text:p>
          </table:table-cell>
          <table:table-cell office:value-type="float" office:value="1503636653.1960034" table:style-name="ce25">
            <text:p>1.503.636.653<text:s/></text:p>
          </table:table-cell>
          <table:table-cell office:value-type="float" office:value="428685840.44659132" table:style-name="ce25">
            <text:p>428.685.840<text:s/></text:p>
          </table:table-cell>
          <table:table-cell office:value-type="float" office:value="512059066.49680847" table:style-name="ce25">
            <text:p>512.059.066<text:s/></text:p>
          </table:table-cell>
          <table:table-cell office:value-type="float" office:value="260756936.5584898" table:style-name="ce25">
            <text:p>260.756.937<text:s/></text:p>
          </table:table-cell>
          <table:table-cell office:value-type="float" office:value="2503731379.007935" table:style-name="ce25">
            <text:p>2.503.731.379<text:s/></text:p>
          </table:table-cell>
          <table:table-cell office:value-type="float" office:value="261341758.28514892" table:style-name="ce25">
            <text:p>261.341.758<text:s/></text:p>
          </table:table-cell>
          <table:table-cell office:value-type="float" office:value="326484305.34207684" table:style-name="ce25">
            <text:p>326.484.305<text:s/></text:p>
          </table:table-cell>
          <table:table-cell office:value-type="float" office:value="468593443.25354552" table:style-name="ce25">
            <text:p>468.593.443<text:s/></text:p>
          </table:table-cell>
          <table:table-cell office:value-type="float" office:value="238692254.08389643" table:style-name="ce25">
            <text:p>238.692.254<text:s/></text:p>
          </table:table-cell>
          <table:table-cell office:value-type="float" office:value="713481065.70268726" table:style-name="ce25">
            <text:p>713.481.066<text:s/></text:p>
          </table:table-cell>
          <table:table-cell office:value-type="float" office:value="166464515.84029111" table:style-name="ce25">
            <text:p>166.464.516<text:s/></text:p>
          </table:table-cell>
          <table:table-cell office:value-type="float" office:value="1796595219.0969059" table:style-name="ce25">
            <text:p>1.796.595.219<text:s/></text:p>
          </table:table-cell>
          <table:table-cell office:value-type="float" office:value="3376122250.804729" table:style-name="ce25">
            <text:p>3.376.122.251<text:s/></text:p>
          </table:table-cell>
          <table:table-cell office:value-type="float" office:value="222540764.74803266" table:style-name="ce25">
            <text:p>222.540.765<text:s/></text:p>
          </table:table-cell>
          <table:table-cell office:value-type="float" office:value="119392790.60733277" table:style-name="ce25">
            <text:p>119.392.791<text:s/></text:p>
          </table:table-cell>
          <table:table-cell office:value-type="float" office:value="47709317.625940911" table:style-name="ce25">
            <text:p>47.709.318<text:s/></text:p>
          </table:table-cell>
          <table:table-cell office:value-type="float" office:value="1979452875.1812119" table:style-name="ce25">
            <text:p>1.979.452.875<text:s/></text:p>
          </table:table-cell>
          <table:table-cell office:value-type="float" office:value="1313569519.2358625" table:style-name="ce25">
            <text:p>1.313.569.519<text:s/></text:p>
          </table:table-cell>
          <table:table-cell office:value-type="float" office:value="172071505.36040813" table:style-name="ce25">
            <text:p>172.071.505<text:s/></text:p>
          </table:table-cell>
          <table:table-cell office:value-type="float" office:value="13449225161.616478" table:style-name="ce25">
            <text:p>13.449.225.162<text:s/></text:p>
          </table:table-cell>
          <table:table-cell office:value-type="float" office:value="134800537.49640647" table:style-name="ce25">
            <text:p>134.800.537<text:s/></text:p>
          </table:table-cell>
          <table:table-cell office:value-type="float" office:value="32109132419.240009" table:style-name="ce26">
            <text:p>32.109.132.419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02791648.53898942" table:style-name="ce21">
            <text:p>102.791.649<text:s/></text:p>
          </table:table-cell>
          <table:table-cell office:value-type="float" office:value="351861758.83383727" table:style-name="ce21">
            <text:p>351.861.759<text:s/></text:p>
          </table:table-cell>
          <table:table-cell office:value-type="float" office:value="992556240.15822494" table:style-name="ce21">
            <text:p>992.556.240<text:s/></text:p>
          </table:table-cell>
          <table:table-cell office:value-type="float" office:value="137398549.90216514" table:style-name="ce21">
            <text:p>137.398.550<text:s/></text:p>
          </table:table-cell>
          <table:table-cell office:value-type="float" office:value="2307761650.2438169" table:style-name="ce21">
            <text:p>2.307.761.650<text:s/></text:p>
          </table:table-cell>
          <table:table-cell office:value-type="float" office:value="1565246309.1761909" table:style-name="ce21">
            <text:p>1.565.246.309<text:s/></text:p>
          </table:table-cell>
          <table:table-cell office:value-type="float" office:value="9035727667.3360023" table:style-name="ce21">
            <text:p>9.035.727.667<text:s/></text:p>
          </table:table-cell>
          <table:table-cell office:value-type="float" office:value="1382594446.5865912" table:style-name="ce21">
            <text:p>1.382.594.447<text:s/></text:p>
          </table:table-cell>
          <table:table-cell office:value-type="float" office:value="1281158949.4268084" table:style-name="ce21">
            <text:p>1.281.158.949<text:s/></text:p>
          </table:table-cell>
          <table:table-cell office:value-type="float" office:value="645585652.99848974" table:style-name="ce21">
            <text:p>645.585.653<text:s/></text:p>
          </table:table-cell>
          <table:table-cell office:value-type="float" office:value="5773569027.7179356" table:style-name="ce21">
            <text:p>5.773.569.028<text:s/></text:p>
          </table:table-cell>
          <table:table-cell office:value-type="float" office:value="527244517.53514892" table:style-name="ce21">
            <text:p>527.244.518<text:s/></text:p>
          </table:table-cell>
          <table:table-cell office:value-type="float" office:value="719900883.48207688" table:style-name="ce21">
            <text:p>719.900.883<text:s/></text:p>
          </table:table-cell>
          <table:table-cell office:value-type="float" office:value="939711381.95354557" table:style-name="ce21">
            <text:p>939.711.382<text:s/></text:p>
          </table:table-cell>
          <table:table-cell office:value-type="float" office:value="523922317.82389641" table:style-name="ce21">
            <text:p>523.922.318<text:s/></text:p>
          </table:table-cell>
          <table:table-cell office:value-type="float" office:value="1893274998.8326874" table:style-name="ce21">
            <text:p>1.893.274.999<text:s/></text:p>
          </table:table-cell>
          <table:table-cell office:value-type="float" office:value="321702589.00029111" table:style-name="ce21">
            <text:p>321.702.589<text:s/></text:p>
          </table:table-cell>
          <table:table-cell office:value-type="float" office:value="4690721280.8669062" table:style-name="ce21">
            <text:p>4.690.721.281<text:s/></text:p>
          </table:table-cell>
          <table:table-cell office:value-type="float" office:value="14723131726.89473" table:style-name="ce21">
            <text:p>14.723.131.727<text:s/></text:p>
          </table:table-cell>
          <table:table-cell office:value-type="float" office:value="462368402.3580327" table:style-name="ce21">
            <text:p>462.368.402<text:s/></text:p>
          </table:table-cell>
          <table:table-cell office:value-type="float" office:value="245012786.08733279" table:style-name="ce21">
            <text:p>245.012.786<text:s/></text:p>
          </table:table-cell>
          <table:table-cell office:value-type="float" office:value="92833527.15594092" table:style-name="ce21">
            <text:p>92.833.527<text:s/></text:p>
          </table:table-cell>
          <table:table-cell office:value-type="float" office:value="5093178142.2712116" table:style-name="ce21">
            <text:p>5.093.178.142<text:s/></text:p>
          </table:table-cell>
          <table:table-cell office:value-type="float" office:value="4019513815.2958622" table:style-name="ce21">
            <text:p>4.019.513.815<text:s/></text:p>
          </table:table-cell>
          <table:table-cell office:value-type="float" office:value="334427078.85040814" table:style-name="ce21">
            <text:p>334.427.079<text:s/></text:p>
          </table:table-cell>
          <table:table-cell office:value-type="float" office:value="44664314096.506485" table:style-name="ce21">
            <text:p>44.664.314.097<text:s/></text:p>
          </table:table-cell>
          <table:table-cell office:value-type="float" office:value="272757054.6764065" table:style-name="ce21">
            <text:p>272.757.055<text:s/></text:p>
          </table:table-cell>
          <table:table-cell office:value-type="float" office:value="103100266500.50999" table:style-name="ce22">
            <text:p>103.100.266.50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61107.54319975991" table:style-name="ce27">
            <text:p>561.108<text:s/></text:p>
          </table:table-cell>
          <table:table-cell office:value-type="float" office:value="1804289.952227795" table:style-name="ce27">
            <text:p>1.804.290<text:s/></text:p>
          </table:table-cell>
          <table:table-cell office:value-type="float" office:value="1900620.1084855499" table:style-name="ce27">
            <text:p>1.900.620<text:s/></text:p>
          </table:table-cell>
          <table:table-cell office:value-type="float" office:value="390471.37738328229" table:style-name="ce27">
            <text:p>390.471<text:s/></text:p>
          </table:table-cell>
          <table:table-cell office:value-type="float" office:value="6864539.8263260135" table:style-name="ce27">
            <text:p>6.864.540<text:s/></text:p>
          </table:table-cell>
          <table:table-cell office:value-type="float" office:value="3824969.5054920539" table:style-name="ce27">
            <text:p>3.824.970<text:s/></text:p>
          </table:table-cell>
          <table:table-cell office:value-type="float" office:value="8880697.2310525849" table:style-name="ce27">
            <text:p>8.880.697<text:s/></text:p>
          </table:table-cell>
          <table:table-cell office:value-type="float" office:value="5810839.4678099733" table:style-name="ce27">
            <text:p>5.810.839<text:s/></text:p>
          </table:table-cell>
          <table:table-cell office:value-type="float" office:value="5605203.5171424765" table:style-name="ce27">
            <text:p>5.605.204<text:s/></text:p>
          </table:table-cell>
          <table:table-cell office:value-type="float" office:value="1828303.1180816342" table:style-name="ce27">
            <text:p>1.828.303<text:s/></text:p>
          </table:table-cell>
          <table:table-cell office:value-type="float" office:value="26396692.728257358" table:style-name="ce27">
            <text:p>26.396.693<text:s/></text:p>
          </table:table-cell>
          <table:table-cell office:value-type="float" office:value="4971504.0883275168" table:style-name="ce27">
            <text:p>4.971.504<text:s/></text:p>
          </table:table-cell>
          <table:table-cell office:value-type="float" office:value="3871712.1458908133" table:style-name="ce27">
            <text:p>3.871.712<text:s/></text:p>
          </table:table-cell>
          <table:table-cell office:value-type="float" office:value="3002143.3673032159" table:style-name="ce27">
            <text:p>3.002.143<text:s/></text:p>
          </table:table-cell>
          <table:table-cell office:value-type="float" office:value="1728541.1888657261" table:style-name="ce27">
            <text:p>1.728.541<text:s/></text:p>
          </table:table-cell>
          <table:table-cell office:value-type="float" office:value="7415578.9897081386" table:style-name="ce27">
            <text:p>7.415.579<text:s/></text:p>
          </table:table-cell>
          <table:table-cell office:value-type="float" office:value="1300074.1666330211" table:style-name="ce27">
            <text:p>1.300.074<text:s/></text:p>
          </table:table-cell>
          <table:table-cell office:value-type="float" office:value="12591039.910309248" table:style-name="ce27">
            <text:p>12.591.040<text:s/></text:p>
          </table:table-cell>
          <table:table-cell office:value-type="float" office:value="1815959224.4957767" table:style-name="ce27">
            <text:p>1.815.959.224<text:s/></text:p>
          </table:table-cell>
          <table:table-cell office:value-type="float" office:value="2816791.9182340088" table:style-name="ce27">
            <text:p>2.816.792<text:s/></text:p>
          </table:table-cell>
          <table:table-cell office:value-type="float" office:value="770165.03974517644" table:style-name="ce27">
            <text:p>770.165<text:s/></text:p>
          </table:table-cell>
          <table:table-cell office:value-type="float" office:value="204432.33721644169" table:style-name="ce27">
            <text:p>204.432<text:s/></text:p>
          </table:table-cell>
          <table:table-cell office:value-type="float" office:value="38265612.03448721" table:style-name="ce27">
            <text:p>38.265.612<text:s/></text:p>
          </table:table-cell>
          <table:table-cell office:value-type="float" office:value="7859883.4228335395" table:style-name="ce27">
            <text:p>7.859.883<text:s/></text:p>
          </table:table-cell>
          <table:table-cell office:value-type="float" office:value="1975435.4167267219" table:style-name="ce27">
            <text:p>1.975.435<text:s/></text:p>
          </table:table-cell>
          <table:table-cell office:value-type="float" office:value="54513641.689305738" table:style-name="ce27">
            <text:p>54.513.642<text:s/></text:p>
          </table:table-cell>
          <table:table-cell office:value-type="float" office:value="1001739.943179233" table:style-name="ce27">
            <text:p>1.001.740<text:s/></text:p>
          </table:table-cell>
          <table:table-cell office:value-type="float" office:value="2022115254.5300004" table:style-name="ce28">
            <text:p>2.022.115.255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03352756.08218919" table:style-name="ce21">
            <text:p>103.352.756<text:s/></text:p>
          </table:table-cell>
          <table:table-cell office:value-type="float" office:value="353666048.78606504" table:style-name="ce21">
            <text:p>353.666.049<text:s/></text:p>
          </table:table-cell>
          <table:table-cell office:value-type="float" office:value="994456860.26671052" table:style-name="ce21">
            <text:p>994.456.860<text:s/></text:p>
          </table:table-cell>
          <table:table-cell office:value-type="float" office:value="137789021.27954844" table:style-name="ce21">
            <text:p>137.789.021<text:s/></text:p>
          </table:table-cell>
          <table:table-cell office:value-type="float" office:value="2314626190.0701427" table:style-name="ce21">
            <text:p>2.314.626.190<text:s/></text:p>
          </table:table-cell>
          <table:table-cell office:value-type="float" office:value="1569071278.6816828" table:style-name="ce21">
            <text:p>1.569.071.279<text:s/></text:p>
          </table:table-cell>
          <table:table-cell office:value-type="float" office:value="9044608364.5670547" table:style-name="ce21">
            <text:p>9.044.608.365<text:s/></text:p>
          </table:table-cell>
          <table:table-cell office:value-type="float" office:value="1388405286.0544012" table:style-name="ce21">
            <text:p>1.388.405.286<text:s/></text:p>
          </table:table-cell>
          <table:table-cell office:value-type="float" office:value="1286764152.9439509" table:style-name="ce21">
            <text:p>1.286.764.153<text:s/></text:p>
          </table:table-cell>
          <table:table-cell office:value-type="float" office:value="647413956.11657143" table:style-name="ce21">
            <text:p>647.413.956<text:s/></text:p>
          </table:table-cell>
          <table:table-cell office:value-type="float" office:value="5799965720.4461927" table:style-name="ce21">
            <text:p>5.799.965.720<text:s/></text:p>
          </table:table-cell>
          <table:table-cell office:value-type="float" office:value="532216021.62347645" table:style-name="ce21">
            <text:p>532.216.022<text:s/></text:p>
          </table:table-cell>
          <table:table-cell office:value-type="float" office:value="723772595.62796772" table:style-name="ce21">
            <text:p>723.772.596<text:s/></text:p>
          </table:table-cell>
          <table:table-cell office:value-type="float" office:value="942713525.32084882" table:style-name="ce21">
            <text:p>942.713.525<text:s/></text:p>
          </table:table-cell>
          <table:table-cell office:value-type="float" office:value="525650859.01276213" table:style-name="ce21">
            <text:p>525.650.859<text:s/></text:p>
          </table:table-cell>
          <table:table-cell office:value-type="float" office:value="1900690577.8223956" table:style-name="ce21">
            <text:p>1.900.690.578<text:s/></text:p>
          </table:table-cell>
          <table:table-cell office:value-type="float" office:value="323002663.16692412" table:style-name="ce21">
            <text:p>323.002.663<text:s/></text:p>
          </table:table-cell>
          <table:table-cell office:value-type="float" office:value="4703312320.777215" table:style-name="ce21">
            <text:p>4.703.312.321<text:s/></text:p>
          </table:table-cell>
          <table:table-cell office:value-type="float" office:value="16539090951.390507" table:style-name="ce21">
            <text:p>16.539.090.951<text:s/></text:p>
          </table:table-cell>
          <table:table-cell office:value-type="float" office:value="465185194.27626669" table:style-name="ce21">
            <text:p>465.185.194<text:s/></text:p>
          </table:table-cell>
          <table:table-cell office:value-type="float" office:value="245782951.12707797" table:style-name="ce21">
            <text:p>245.782.951<text:s/></text:p>
          </table:table-cell>
          <table:table-cell office:value-type="float" office:value="93037959.493157357" table:style-name="ce21">
            <text:p>93.037.959<text:s/></text:p>
          </table:table-cell>
          <table:table-cell office:value-type="float" office:value="5131443754.3056984" table:style-name="ce21">
            <text:p>5.131.443.754<text:s/></text:p>
          </table:table-cell>
          <table:table-cell office:value-type="float" office:value="4027373698.7186956" table:style-name="ce21">
            <text:p>4.027.373.699<text:s/></text:p>
          </table:table-cell>
          <table:table-cell office:value-type="float" office:value="336402514.26713485" table:style-name="ce21">
            <text:p>336.402.514<text:s/></text:p>
          </table:table-cell>
          <table:table-cell office:value-type="float" office:value="44718827738.195793" table:style-name="ce21">
            <text:p>44.718.827.738<text:s/></text:p>
          </table:table-cell>
          <table:table-cell office:value-type="float" office:value="273758794.61958575" table:style-name="ce21">
            <text:p>273.758.795<text:s/></text:p>
          </table:table-cell>
          <table:table-cell office:value-type="float" office:value="105122381755.03999" table:style-name="ce22">
            <text:p>105.122.381.755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3-19T14:06:27Z</dc:date>
    <meta:print-date>2011-05-12T16:46:54Z</meta:print-date>
    <meta:editing-cycles>41</meta:editing-cycles>
    <meta:editing-duration>PT4293S</meta:editing-duration>
  </office:meta>
</office:document-meta>
</file>